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3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13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06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2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3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778661" table:style-name="ce57">
            <text:p>8,778,661</text:p>
          </table:table-cell>
          <table:table-cell office:value-type="float" office:value="23591031" table:style-name="ce58">
            <text:p>23,591,031</text:p>
          </table:table-cell>
          <table:table-cell office:value-type="float" office:value="11706411" table:style-name="ce58">
            <text:p>11,706,411</text:p>
          </table:table-cell>
          <table:table-cell office:value-type="float" office:value="11884620" table:style-name="ce59">
            <text:p>11,884,620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71557" table:style-name="ce57">
            <text:p>1,571,557</text:p>
          </table:table-cell>
          <table:table-cell office:value-type="float" office:value="4004598" table:style-name="ce62">
            <text:p>4,004,598</text:p>
          </table:table-cell>
          <table:table-cell office:value-type="float" office:value="1957935" table:style-name="ce62">
            <text:p>1,957,935</text:p>
          </table:table-cell>
          <table:table-cell office:value-type="float" office:value="2046663" table:style-name="ce59">
            <text:p>2,046,663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8621" table:style-name="ce57">
            <text:p>1,058,621</text:p>
          </table:table-cell>
          <table:table-cell office:value-type="float" office:value="2657652" table:style-name="ce62">
            <text:p>2,657,652</text:p>
          </table:table-cell>
          <table:table-cell office:value-type="float" office:value="1266944" table:style-name="ce62">
            <text:p>1,266,944</text:p>
          </table:table-cell>
          <table:table-cell office:value-type="float" office:value="1390708" table:style-name="ce59">
            <text:p>1,390,70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16222" table:style-name="ce57">
            <text:p>816,222</text:p>
          </table:table-cell>
          <table:table-cell office:value-type="float" office:value="2235005" table:style-name="ce62">
            <text:p>2,235,005</text:p>
          </table:table-cell>
          <table:table-cell office:value-type="float" office:value="1110132" table:style-name="ce62">
            <text:p>1,110,132</text:p>
          </table:table-cell>
          <table:table-cell office:value-type="float" office:value="1124873" table:style-name="ce59">
            <text:p>1,124,873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79469" table:style-name="ce57">
            <text:p>979,469</text:p>
          </table:table-cell>
          <table:table-cell office:value-type="float" office:value="2810219" table:style-name="ce62">
            <text:p>2,810,219</text:p>
          </table:table-cell>
          <table:table-cell office:value-type="float" office:value="1382399" table:style-name="ce62">
            <text:p>1,382,399</text:p>
          </table:table-cell>
          <table:table-cell office:value-type="float" office:value="1427820" table:style-name="ce59">
            <text:p>1,427,82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2289" table:style-name="ce57">
            <text:p>692,289</text:p>
          </table:table-cell>
          <table:table-cell office:value-type="float" office:value="1882313" table:style-name="ce62">
            <text:p>1,882,313</text:p>
          </table:table-cell>
          <table:table-cell office:value-type="float" office:value="938707" table:style-name="ce62">
            <text:p>938,707</text:p>
          </table:table-cell>
          <table:table-cell office:value-type="float" office:value="943606" table:style-name="ce59">
            <text:p>943,606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04650" table:style-name="ce57">
            <text:p>1,104,650</text:p>
          </table:table-cell>
          <table:table-cell office:value-type="float" office:value="2773177" table:style-name="ce61">
            <text:p>2,773,177</text:p>
          </table:table-cell>
          <table:table-cell office:value-type="float" office:value="1370833" table:style-name="ce62">
            <text:p>1,370,833</text:p>
          </table:table-cell>
          <table:table-cell office:value-type="float" office:value="1402344" table:style-name="ce59">
            <text:p>1,402,344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11768" table:style-name="ce57">
            <text:p>2,511,768</text:p>
          </table:table-cell>
          <table:table-cell office:value-type="float" office:value="7075691" table:style-name="ce61">
            <text:p>7,075,691</text:p>
          </table:table-cell>
          <table:table-cell office:value-type="float" office:value="3602439" table:style-name="ce62">
            <text:p>3,602,439</text:p>
          </table:table-cell>
          <table:table-cell office:value-type="float" office:value="3473252" table:style-name="ce59">
            <text:p>3,473,252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69900" table:style-name="ce36">
            <text:p>169,900</text:p>
          </table:table-cell>
          <table:table-cell office:value-type="float" office:value="454706" table:style-name="ce37">
            <text:p>454,706</text:p>
          </table:table-cell>
          <table:table-cell office:value-type="float" office:value="229638" table:style-name="ce37">
            <text:p>229,638</text:p>
          </table:table-cell>
          <table:table-cell office:value-type="float" office:value="225068" table:style-name="ce37">
            <text:p>225,06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197610" table:style-name="ce36">
            <text:p>197,610</text:p>
          </table:table-cell>
          <table:table-cell office:value-type="float" office:value="559734" table:style-name="ce37">
            <text:p>559,734</text:p>
          </table:table-cell>
          <table:table-cell office:value-type="float" office:value="285742" table:style-name="ce37">
            <text:p>285,742</text:p>
          </table:table-cell>
          <table:table-cell office:value-type="float" office:value="273992" table:style-name="ce37">
            <text:p>273,99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0098" table:style-name="ce36">
            <text:p>190,098</text:p>
          </table:table-cell>
          <table:table-cell office:value-type="float" office:value="546690" table:style-name="ce37">
            <text:p>546,690</text:p>
          </table:table-cell>
          <table:table-cell office:value-type="float" office:value="282025" table:style-name="ce37">
            <text:p>282,025</text:p>
          </table:table-cell>
          <table:table-cell office:value-type="float" office:value="264665" table:style-name="ce37">
            <text:p>264,66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0815" table:style-name="ce36">
            <text:p>390,815</text:p>
          </table:table-cell>
          <table:table-cell office:value-type="float" office:value="1274724" table:style-name="ce37">
            <text:p>1,274,724</text:p>
          </table:table-cell>
          <table:table-cell office:value-type="float" office:value="648798" table:style-name="ce37">
            <text:p>648,798</text:p>
          </table:table-cell>
          <table:table-cell office:value-type="float" office:value="625926" table:style-name="ce37">
            <text:p>625,92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8590" table:style-name="ce36">
            <text:p>178,590</text:p>
          </table:table-cell>
          <table:table-cell office:value-type="float" office:value="495283" table:style-name="ce37">
            <text:p>495,283</text:p>
          </table:table-cell>
          <table:table-cell office:value-type="float" office:value="253499" table:style-name="ce37">
            <text:p>253,499</text:p>
          </table:table-cell>
          <table:table-cell office:value-type="float" office:value="241784" table:style-name="ce37">
            <text:p>241,784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1342" table:style-name="ce36">
            <text:p>241,342</text:p>
          </table:table-cell>
          <table:table-cell office:value-type="float" office:value="683318" table:style-name="ce37">
            <text:p>683,318</text:p>
          </table:table-cell>
          <table:table-cell office:value-type="float" office:value="354050" table:style-name="ce37">
            <text:p>354,050</text:p>
          </table:table-cell>
          <table:table-cell office:value-type="float" office:value="329268" table:style-name="ce37">
            <text:p>329,2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302" table:style-name="ce36">
            <text:p>183,302</text:p>
          </table:table-cell>
          <table:table-cell office:value-type="float" office:value="504750" table:style-name="ce37">
            <text:p>504,750</text:p>
          </table:table-cell>
          <table:table-cell office:value-type="float" office:value="262133" table:style-name="ce37">
            <text:p>262,133</text:p>
          </table:table-cell>
          <table:table-cell office:value-type="float" office:value="242617" table:style-name="ce37">
            <text:p>242,6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8710" table:style-name="ce36">
            <text:p>288,710</text:p>
          </table:table-cell>
          <table:table-cell office:value-type="float" office:value="821834" table:style-name="ce37">
            <text:p>821,834</text:p>
          </table:table-cell>
          <table:table-cell office:value-type="float" office:value="419526" table:style-name="ce37">
            <text:p>419,526</text:p>
          </table:table-cell>
          <table:table-cell office:value-type="float" office:value="402308" table:style-name="ce37">
            <text:p>402,3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150" table:style-name="ce36">
            <text:p>83,150</text:p>
          </table:table-cell>
          <table:table-cell office:value-type="float" office:value="217721" table:style-name="ce55">
            <text:p>217,721</text:p>
          </table:table-cell>
          <table:table-cell office:value-type="float" office:value="112169" table:style-name="ce37">
            <text:p>112,169</text:p>
          </table:table-cell>
          <table:table-cell office:value-type="float" office:value="105552" table:style-name="ce37">
            <text:p>105,5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329" table:style-name="ce36">
            <text:p>126,329</text:p>
          </table:table-cell>
          <table:table-cell office:value-type="float" office:value="326986" table:style-name="ce37">
            <text:p>326,986</text:p>
          </table:table-cell>
          <table:table-cell office:value-type="float" office:value="165538" table:style-name="ce37">
            <text:p>165,538</text:p>
          </table:table-cell>
          <table:table-cell office:value-type="float" office:value="161448" table:style-name="ce37">
            <text:p>161,4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0947" table:style-name="ce36">
            <text:p>40,947</text:p>
          </table:table-cell>
          <table:table-cell office:value-type="float" office:value="104676" table:style-name="ce37">
            <text:p>104,676</text:p>
          </table:table-cell>
          <table:table-cell office:value-type="float" office:value="53992" table:style-name="ce37">
            <text:p>53,992</text:p>
          </table:table-cell>
          <table:table-cell office:value-type="float" office:value="50684" table:style-name="ce37">
            <text:p>50,6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3933" table:style-name="ce36">
            <text:p>153,933</text:p>
          </table:table-cell>
          <table:table-cell office:value-type="float" office:value="369475" table:style-name="ce37">
            <text:p>369,475</text:p>
          </table:table-cell>
          <table:table-cell office:value-type="float" office:value="184555" table:style-name="ce37">
            <text:p>184,555</text:p>
          </table:table-cell>
          <table:table-cell office:value-type="float" office:value="184920" table:style-name="ce37">
            <text:p>184,9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6833" table:style-name="ce36">
            <text:p>166,833</text:p>
          </table:table-cell>
          <table:table-cell office:value-type="float" office:value="447359" table:style-name="ce37">
            <text:p>447,359</text:p>
          </table:table-cell>
          <table:table-cell office:value-type="float" office:value="220553" table:style-name="ce37">
            <text:p>220,553</text:p>
          </table:table-cell>
          <table:table-cell office:value-type="float" office:value="226806" table:style-name="ce37">
            <text:p>226,8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209" table:style-name="ce36">
            <text:p>100,209</text:p>
          </table:table-cell>
          <table:table-cell office:value-type="float" office:value="268435" table:style-name="ce37">
            <text:p>268,435</text:p>
          </table:table-cell>
          <table:table-cell office:value-type="float" office:value="130221" table:style-name="ce37">
            <text:p>130,221</text:p>
          </table:table-cell>
          <table:table-cell office:value-type="float" office:value="138214" table:style-name="ce37">
            <text:p>138,21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085" table:style-name="ce57">
            <text:p>44,085</text:p>
          </table:table-cell>
          <table:table-cell office:value-type="float" office:value="152376" table:style-name="ce61">
            <text:p>152,376</text:p>
          </table:table-cell>
          <table:table-cell office:value-type="float" office:value="77022" table:style-name="ce61">
            <text:p>77,022</text:p>
          </table:table-cell>
          <table:table-cell office:value-type="float" office:value="75354" table:style-name="ce61">
            <text:p>75,3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0950" table:style-name="ce36">
            <text:p>40,950</text:p>
          </table:table-cell>
          <table:table-cell office:value-type="float" office:value="139281" table:style-name="ce37">
            <text:p>139,281</text:p>
          </table:table-cell>
          <table:table-cell office:value-type="float" office:value="69523" table:style-name="ce37">
            <text:p>69,523</text:p>
          </table:table-cell>
          <table:table-cell office:value-type="float" office:value="69758" table:style-name="ce37">
            <text:p>69,75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135" table:style-name="ce38">
            <text:p>3,135</text:p>
          </table:table-cell>
          <table:table-cell office:value-type="float" office:value="13095" table:style-name="ce39">
            <text:p>13,095</text:p>
          </table:table-cell>
          <table:table-cell office:value-type="float" office:value="7499" table:style-name="ce39">
            <text:p>7,499</text:p>
          </table:table-cell>
          <table:table-cell office:value-type="float" office:value="5596" table:style-name="ce39">
            <text:p>5,596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8年7月5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71557" table:style-name="ce82">
            <text:p>1,571,557</text:p>
          </table:table-cell>
          <table:table-cell office:value-type="float" office:value="4004598" table:style-name="ce79">
            <text:p>4,004,598</text:p>
          </table:table-cell>
          <table:table-cell office:value-type="float" office:value="1957935" table:style-name="ce79">
            <text:p>1,957,935</text:p>
          </table:table-cell>
          <table:table-cell office:value-type="float" office:value="2046663" table:style-name="ce83">
            <text:p>2,046,6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3864" table:style-name="ce9">
            <text:p>213,864</text:p>
          </table:table-cell>
          <table:table-cell office:value-type="float" office:value="555688" table:style-name="ce11">
            <text:p>555,688</text:p>
          </table:table-cell>
          <table:table-cell office:value-type="float" office:value="270601" table:style-name="ce11">
            <text:p>270,601</text:p>
          </table:table-cell>
          <table:table-cell office:value-type="float" office:value="285087" table:style-name="ce23">
            <text:p>285,08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2305" table:style-name="ce9">
            <text:p>152,305</text:p>
          </table:table-cell>
          <table:table-cell office:value-type="float" office:value="385403" table:style-name="ce11">
            <text:p>385,403</text:p>
          </table:table-cell>
          <table:table-cell office:value-type="float" office:value="189359" table:style-name="ce11">
            <text:p>189,359</text:p>
          </table:table-cell>
          <table:table-cell office:value-type="float" office:value="196044" table:style-name="ce23">
            <text:p>196,0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6561" table:style-name="ce9">
            <text:p>166,561</text:p>
          </table:table-cell>
          <table:table-cell office:value-type="float" office:value="412101" table:style-name="ce11">
            <text:p>412,101</text:p>
          </table:table-cell>
          <table:table-cell office:value-type="float" office:value="199612" table:style-name="ce11">
            <text:p>199,612</text:p>
          </table:table-cell>
          <table:table-cell office:value-type="float" office:value="212489" table:style-name="ce23">
            <text:p>212,48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259" table:style-name="ce9">
            <text:p>91,259</text:p>
          </table:table-cell>
          <table:table-cell office:value-type="float" office:value="221081" table:style-name="ce11">
            <text:p>221,081</text:p>
          </table:table-cell>
          <table:table-cell office:value-type="float" office:value="104816" table:style-name="ce11">
            <text:p>104,816</text:p>
          </table:table-cell>
          <table:table-cell office:value-type="float" office:value="116265" table:style-name="ce23">
            <text:p>116,2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6660" table:style-name="ce9">
            <text:p>156,660</text:p>
          </table:table-cell>
          <table:table-cell office:value-type="float" office:value="419116" table:style-name="ce11">
            <text:p>419,116</text:p>
          </table:table-cell>
          <table:table-cell office:value-type="float" office:value="204203" table:style-name="ce11">
            <text:p>204,203</text:p>
          </table:table-cell>
          <table:table-cell office:value-type="float" office:value="214913" table:style-name="ce23">
            <text:p>214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8262" table:style-name="ce9">
            <text:p>128,262</text:p>
          </table:table-cell>
          <table:table-cell office:value-type="float" office:value="302446" table:style-name="ce11">
            <text:p>302,446</text:p>
          </table:table-cell>
          <table:table-cell office:value-type="float" office:value="145174" table:style-name="ce11">
            <text:p>145,174</text:p>
          </table:table-cell>
          <table:table-cell office:value-type="float" office:value="157272" table:style-name="ce23">
            <text:p>157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894" table:style-name="ce9">
            <text:p>66,894</text:p>
          </table:table-cell>
          <table:table-cell office:value-type="float" office:value="183832" table:style-name="ce11">
            <text:p>183,832</text:p>
          </table:table-cell>
          <table:table-cell office:value-type="float" office:value="91671" table:style-name="ce11">
            <text:p>91,671</text:p>
          </table:table-cell>
          <table:table-cell office:value-type="float" office:value="92161" table:style-name="ce23">
            <text:p>92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0668" table:style-name="ce9">
            <text:p>30,668</text:p>
          </table:table-cell>
          <table:table-cell office:value-type="float" office:value="86589" table:style-name="ce11">
            <text:p>86,589</text:p>
          </table:table-cell>
          <table:table-cell office:value-type="float" office:value="43408" table:style-name="ce11">
            <text:p>43,408</text:p>
          </table:table-cell>
          <table:table-cell office:value-type="float" office:value="43181" table:style-name="ce23">
            <text:p>43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592" table:style-name="ce9">
            <text:p>43,592</text:p>
          </table:table-cell>
          <table:table-cell office:value-type="float" office:value="116176" table:style-name="ce11">
            <text:p>116,176</text:p>
          </table:table-cell>
          <table:table-cell office:value-type="float" office:value="58087" table:style-name="ce11">
            <text:p>58,087</text:p>
          </table:table-cell>
          <table:table-cell office:value-type="float" office:value="58089" table:style-name="ce23">
            <text:p>58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8668" table:style-name="ce9">
            <text:p>78,668</text:p>
          </table:table-cell>
          <table:table-cell office:value-type="float" office:value="176068" table:style-name="ce11">
            <text:p>176,068</text:p>
          </table:table-cell>
          <table:table-cell office:value-type="float" office:value="84280" table:style-name="ce11">
            <text:p>84,280</text:p>
          </table:table-cell>
          <table:table-cell office:value-type="float" office:value="91788" table:style-name="ce23">
            <text:p>91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8653" table:style-name="ce9">
            <text:p>88,653</text:p>
          </table:table-cell>
          <table:table-cell office:value-type="float" office:value="201658" table:style-name="ce11">
            <text:p>201,658</text:p>
          </table:table-cell>
          <table:table-cell office:value-type="float" office:value="98150" table:style-name="ce11">
            <text:p>98,150</text:p>
          </table:table-cell>
          <table:table-cell office:value-type="float" office:value="103508" table:style-name="ce23">
            <text:p>103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25" table:style-name="ce9">
            <text:p>16,125</text:p>
          </table:table-cell>
          <table:table-cell office:value-type="float" office:value="39712" table:style-name="ce11">
            <text:p>39,712</text:p>
          </table:table-cell>
          <table:table-cell office:value-type="float" office:value="20030" table:style-name="ce11">
            <text:p>20,030</text:p>
          </table:table-cell>
          <table:table-cell office:value-type="float" office:value="19682" table:style-name="ce23">
            <text:p>19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7552" table:style-name="ce9">
            <text:p>87,552</text:p>
          </table:table-cell>
          <table:table-cell office:value-type="float" office:value="237048" table:style-name="ce11">
            <text:p>237,048</text:p>
          </table:table-cell>
          <table:table-cell office:value-type="float" office:value="116667" table:style-name="ce11">
            <text:p>116,667</text:p>
          </table:table-cell>
          <table:table-cell office:value-type="float" office:value="120381" table:style-name="ce23">
            <text:p>120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049" table:style-name="ce9">
            <text:p>72,049</text:p>
          </table:table-cell>
          <table:table-cell office:value-type="float" office:value="201647" table:style-name="ce11">
            <text:p>201,647</text:p>
          </table:table-cell>
          <table:table-cell office:value-type="float" office:value="98927" table:style-name="ce11">
            <text:p>98,927</text:p>
          </table:table-cell>
          <table:table-cell office:value-type="float" office:value="102720" table:style-name="ce23">
            <text:p>102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059" table:style-name="ce9">
            <text:p>33,059</text:p>
          </table:table-cell>
          <table:table-cell office:value-type="float" office:value="87046" table:style-name="ce11">
            <text:p>87,046</text:p>
          </table:table-cell>
          <table:table-cell office:value-type="float" office:value="43839" table:style-name="ce11">
            <text:p>43,839</text:p>
          </table:table-cell>
          <table:table-cell office:value-type="float" office:value="43207" table:style-name="ce23">
            <text:p>43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711" table:style-name="ce9">
            <text:p>28,711</text:p>
          </table:table-cell>
          <table:table-cell office:value-type="float" office:value="78801" table:style-name="ce11">
            <text:p>78,801</text:p>
          </table:table-cell>
          <table:table-cell office:value-type="float" office:value="38953" table:style-name="ce11">
            <text:p>38,953</text:p>
          </table:table-cell>
          <table:table-cell office:value-type="float" office:value="39848" table:style-name="ce23">
            <text:p>39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5232" table:style-name="ce9">
            <text:p>45,232</text:p>
          </table:table-cell>
          <table:table-cell office:value-type="float" office:value="112955" table:style-name="ce11">
            <text:p>112,955</text:p>
          </table:table-cell>
          <table:table-cell office:value-type="float" office:value="54847" table:style-name="ce11">
            <text:p>54,847</text:p>
          </table:table-cell>
          <table:table-cell office:value-type="float" office:value="58108" table:style-name="ce23">
            <text:p>58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49" table:style-name="ce9">
            <text:p>9,649</text:p>
          </table:table-cell>
          <table:table-cell office:value-type="float" office:value="23618" table:style-name="ce11">
            <text:p>23,618</text:p>
          </table:table-cell>
          <table:table-cell office:value-type="float" office:value="11807" table:style-name="ce11">
            <text:p>11,807</text:p>
          </table:table-cell>
          <table:table-cell office:value-type="float" office:value="11811" table:style-name="ce23">
            <text:p>11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4" table:style-name="ce9">
            <text:p>3,414</text:p>
          </table:table-cell>
          <table:table-cell office:value-type="float" office:value="7664" table:style-name="ce11">
            <text:p>7,664</text:p>
          </table:table-cell>
          <table:table-cell office:value-type="float" office:value="4180" table:style-name="ce11">
            <text:p>4,180</text:p>
          </table:table-cell>
          <table:table-cell office:value-type="float" office:value="3484" table:style-name="ce23">
            <text:p>3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38" table:style-name="ce9">
            <text:p>2,538</text:p>
          </table:table-cell>
          <table:table-cell office:value-type="float" office:value="6678" table:style-name="ce11">
            <text:p>6,678</text:p>
          </table:table-cell>
          <table:table-cell office:value-type="float" office:value="3651" table:style-name="ce11">
            <text:p>3,651</text:p>
          </table:table-cell>
          <table:table-cell office:value-type="float" office:value="3027" table:style-name="ce23">
            <text:p>3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14" table:style-name="ce9">
            <text:p>9,514</text:p>
          </table:table-cell>
          <table:table-cell office:value-type="float" office:value="22837" table:style-name="ce11">
            <text:p>22,837</text:p>
          </table:table-cell>
          <table:table-cell office:value-type="float" office:value="11761" table:style-name="ce11">
            <text:p>11,761</text:p>
          </table:table-cell>
          <table:table-cell office:value-type="float" office:value="11076" table:style-name="ce23">
            <text:p>11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8" table:style-name="ce9">
            <text:p>4,308</text:p>
          </table:table-cell>
          <table:table-cell office:value-type="float" office:value="11999" table:style-name="ce11">
            <text:p>11,999</text:p>
          </table:table-cell>
          <table:table-cell office:value-type="float" office:value="6212" table:style-name="ce11">
            <text:p>6,212</text:p>
          </table:table-cell>
          <table:table-cell office:value-type="float" office:value="5787" table:style-name="ce23">
            <text:p>5,7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056" table:style-name="ce9">
            <text:p>15,056</text:p>
          </table:table-cell>
          <table:table-cell office:value-type="float" office:value="39008" table:style-name="ce11">
            <text:p>39,008</text:p>
          </table:table-cell>
          <table:table-cell office:value-type="float" office:value="19457" table:style-name="ce11">
            <text:p>19,457</text:p>
          </table:table-cell>
          <table:table-cell office:value-type="float" office:value="19551" table:style-name="ce23">
            <text:p>19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8" table:style-name="ce9">
            <text:p>2,278</text:p>
          </table:table-cell>
          <table:table-cell office:value-type="float" office:value="4604" table:style-name="ce11">
            <text:p>4,604</text:p>
          </table:table-cell>
          <table:table-cell office:value-type="float" office:value="2555" table:style-name="ce11">
            <text:p>2,555</text:p>
          </table:table-cell>
          <table:table-cell office:value-type="float" office:value="2049" table:style-name="ce23">
            <text:p>2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93" table:style-name="ce9">
            <text:p>3,793</text:p>
          </table:table-cell>
          <table:table-cell office:value-type="float" office:value="8767" table:style-name="ce11">
            <text:p>8,767</text:p>
          </table:table-cell>
          <table:table-cell office:value-type="float" office:value="4731" table:style-name="ce11">
            <text:p>4,731</text:p>
          </table:table-cell>
          <table:table-cell office:value-type="float" office:value="4036" table:style-name="ce23">
            <text:p>4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9" table:style-name="ce9">
            <text:p>4,349</text:p>
          </table:table-cell>
          <table:table-cell office:value-type="float" office:value="12150" table:style-name="ce11">
            <text:p>12,150</text:p>
          </table:table-cell>
          <table:table-cell office:value-type="float" office:value="6213" table:style-name="ce11">
            <text:p>6,213</text:p>
          </table:table-cell>
          <table:table-cell office:value-type="float" office:value="5937" table:style-name="ce23">
            <text:p>5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37" table:style-name="ce9">
            <text:p>7,137</text:p>
          </table:table-cell>
          <table:table-cell office:value-type="float" office:value="21554" table:style-name="ce11">
            <text:p>21,554</text:p>
          </table:table-cell>
          <table:table-cell office:value-type="float" office:value="10609" table:style-name="ce11">
            <text:p>10,609</text:p>
          </table:table-cell>
          <table:table-cell office:value-type="float" office:value="10945" table:style-name="ce23">
            <text:p>10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04" table:style-name="ce9">
            <text:p>7,504</text:p>
          </table:table-cell>
          <table:table-cell office:value-type="float" office:value="21948" table:style-name="ce11">
            <text:p>21,948</text:p>
          </table:table-cell>
          <table:table-cell office:value-type="float" office:value="11009" table:style-name="ce11">
            <text:p>11,009</text:p>
          </table:table-cell>
          <table:table-cell office:value-type="float" office:value="10939" table:style-name="ce23">
            <text:p>10,93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3" table:style-name="ce16">
            <text:p>1,903</text:p>
          </table:table-cell>
          <table:table-cell office:value-type="float" office:value="6404" table:style-name="ce18">
            <text:p>6,404</text:p>
          </table:table-cell>
          <table:table-cell office:value-type="float" office:value="3126" table:style-name="ce18">
            <text:p>3,126</text:p>
          </table:table-cell>
          <table:table-cell office:value-type="float" office:value="3278" table:style-name="ce19">
            <text:p>3,278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16222" table:style-name="ce71">
            <text:p>816,222</text:p>
          </table:table-cell>
          <table:table-cell office:value-type="float" office:value="2235005" table:style-name="ce79">
            <text:p>2,235,005</text:p>
          </table:table-cell>
          <table:table-cell office:value-type="float" office:value="1110132" table:style-name="ce79">
            <text:p>1,110,132</text:p>
          </table:table-cell>
          <table:table-cell office:value-type="float" office:value="1124873" table:style-name="ce83">
            <text:p>1,124,87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1228" table:style-name="ce52">
            <text:p>171,228</text:p>
          </table:table-cell>
          <table:table-cell office:value-type="float" office:value="450028" table:style-name="ce11">
            <text:p>450,028</text:p>
          </table:table-cell>
          <table:table-cell office:value-type="float" office:value="218109" table:style-name="ce11">
            <text:p>218,109</text:p>
          </table:table-cell>
          <table:table-cell office:value-type="float" office:value="231919" table:style-name="ce23">
            <text:p>231,91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4894" table:style-name="ce52">
            <text:p>154,894</text:p>
          </table:table-cell>
          <table:table-cell office:value-type="float" office:value="414676" table:style-name="ce11">
            <text:p>414,676</text:p>
          </table:table-cell>
          <table:table-cell office:value-type="float" office:value="203741" table:style-name="ce11">
            <text:p>203,741</text:p>
          </table:table-cell>
          <table:table-cell office:value-type="float" office:value="210935" table:style-name="ce23">
            <text:p>210,93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127" table:style-name="ce52">
            <text:p>33,127</text:p>
          </table:table-cell>
          <table:table-cell office:value-type="float" office:value="95146" table:style-name="ce11">
            <text:p>95,146</text:p>
          </table:table-cell>
          <table:table-cell office:value-type="float" office:value="48340" table:style-name="ce11">
            <text:p>48,340</text:p>
          </table:table-cell>
          <table:table-cell office:value-type="float" office:value="46806" table:style-name="ce23">
            <text:p>46,80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0173" table:style-name="ce52">
            <text:p>60,173</text:p>
          </table:table-cell>
          <table:table-cell office:value-type="float" office:value="171776" table:style-name="ce11">
            <text:p>171,776</text:p>
          </table:table-cell>
          <table:table-cell office:value-type="float" office:value="86452" table:style-name="ce11">
            <text:p>86,452</text:p>
          </table:table-cell>
          <table:table-cell office:value-type="float" office:value="85324" table:style-name="ce23">
            <text:p>85,32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9829" table:style-name="ce52">
            <text:p>59,829</text:p>
          </table:table-cell>
          <table:table-cell office:value-type="float" office:value="165345" table:style-name="ce11">
            <text:p>165,345</text:p>
          </table:table-cell>
          <table:table-cell office:value-type="float" office:value="81956" table:style-name="ce11">
            <text:p>81,956</text:p>
          </table:table-cell>
          <table:table-cell office:value-type="float" office:value="83389" table:style-name="ce23">
            <text:p>83,3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344" table:style-name="ce52">
            <text:p>34,344</text:p>
          </table:table-cell>
          <table:table-cell office:value-type="float" office:value="92046" table:style-name="ce11">
            <text:p>92,046</text:p>
          </table:table-cell>
          <table:table-cell office:value-type="float" office:value="46883" table:style-name="ce11">
            <text:p>46,883</text:p>
          </table:table-cell>
          <table:table-cell office:value-type="float" office:value="45163" table:style-name="ce23">
            <text:p>45,16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3335" table:style-name="ce52">
            <text:p>63,335</text:p>
          </table:table-cell>
          <table:table-cell office:value-type="float" office:value="161770" table:style-name="ce11">
            <text:p>161,770</text:p>
          </table:table-cell>
          <table:table-cell office:value-type="float" office:value="80405" table:style-name="ce11">
            <text:p>80,405</text:p>
          </table:table-cell>
          <table:table-cell office:value-type="float" office:value="81365" table:style-name="ce23">
            <text:p>81,36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3229" table:style-name="ce52">
            <text:p>73,229</text:p>
          </table:table-cell>
          <table:table-cell office:value-type="float" office:value="204143" table:style-name="ce11">
            <text:p>204,143</text:p>
          </table:table-cell>
          <table:table-cell office:value-type="float" office:value="101857" table:style-name="ce11">
            <text:p>101,857</text:p>
          </table:table-cell>
          <table:table-cell office:value-type="float" office:value="102286" table:style-name="ce23">
            <text:p>102,28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2828" table:style-name="ce52">
            <text:p>42,828</text:p>
          </table:table-cell>
          <table:table-cell office:value-type="float" office:value="123566" table:style-name="ce11">
            <text:p>123,566</text:p>
          </table:table-cell>
          <table:table-cell office:value-type="float" office:value="61720" table:style-name="ce11">
            <text:p>61,720</text:p>
          </table:table-cell>
          <table:table-cell office:value-type="float" office:value="61846" table:style-name="ce23">
            <text:p>61,84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060" table:style-name="ce52">
            <text:p>79,060</text:p>
          </table:table-cell>
          <table:table-cell office:value-type="float" office:value="227601" table:style-name="ce11">
            <text:p>227,601</text:p>
          </table:table-cell>
          <table:table-cell office:value-type="float" office:value="112932" table:style-name="ce11">
            <text:p>112,932</text:p>
          </table:table-cell>
          <table:table-cell office:value-type="float" office:value="114669" table:style-name="ce23">
            <text:p>114,66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728" table:style-name="ce52">
            <text:p>16,728</text:p>
          </table:table-cell>
          <table:table-cell office:value-type="float" office:value="49196" table:style-name="ce11">
            <text:p>49,196</text:p>
          </table:table-cell>
          <table:table-cell office:value-type="float" office:value="26190" table:style-name="ce11">
            <text:p>26,190</text:p>
          </table:table-cell>
          <table:table-cell office:value-type="float" office:value="23006" table:style-name="ce23">
            <text:p>23,00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599" table:style-name="ce52">
            <text:p>23,599</text:p>
          </table:table-cell>
          <table:table-cell office:value-type="float" office:value="67593" table:style-name="ce11">
            <text:p>67,593</text:p>
          </table:table-cell>
          <table:table-cell office:value-type="float" office:value="34998" table:style-name="ce11">
            <text:p>34,998</text:p>
          </table:table-cell>
          <table:table-cell office:value-type="float" office:value="32595" table:style-name="ce23">
            <text:p>32,595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48" table:style-name="ce53">
            <text:p>3,848</text:p>
          </table:table-cell>
          <table:table-cell office:value-type="float" office:value="12119" table:style-name="ce18">
            <text:p>12,119</text:p>
          </table:table-cell>
          <table:table-cell office:value-type="float" office:value="6549" table:style-name="ce18">
            <text:p>6,549</text:p>
          </table:table-cell>
          <table:table-cell office:value-type="float" office:value="5570" table:style-name="ce19">
            <text:p>5,57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float" office:value="0" table:formula="of:=[.#REF!]&amp;&quot;底&quot;" table:style-name="ce86">
            <text:p>#REF!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8621" table:style-name="ce71">
            <text:p>1,058,621</text:p>
          </table:table-cell>
          <table:table-cell office:value-type="float" office:value="2657652" table:style-name="ce79">
            <text:p>2,657,652</text:p>
          </table:table-cell>
          <table:table-cell office:value-type="float" office:value="1266944" table:style-name="ce79">
            <text:p>1,266,944</text:p>
          </table:table-cell>
          <table:table-cell office:value-type="float" office:value="1390708" table:style-name="ce73">
            <text:p>1,390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372" table:style-name="ce52">
            <text:p>81,372</text:p>
          </table:table-cell>
          <table:table-cell office:value-type="float" office:value="205219" table:style-name="ce11">
            <text:p>205,219</text:p>
          </table:table-cell>
          <table:table-cell office:value-type="float" office:value="96101" table:style-name="ce11">
            <text:p>96,101</text:p>
          </table:table-cell>
          <table:table-cell office:value-type="float" office:value="109118" table:style-name="ce10">
            <text:p>109,1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27" table:style-name="ce52">
            <text:p>89,427</text:p>
          </table:table-cell>
          <table:table-cell office:value-type="float" office:value="221606" table:style-name="ce11">
            <text:p>221,606</text:p>
          </table:table-cell>
          <table:table-cell office:value-type="float" office:value="105505" table:style-name="ce11">
            <text:p>105,505</text:p>
          </table:table-cell>
          <table:table-cell office:value-type="float" office:value="116101" table:style-name="ce10">
            <text:p>116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526" table:style-name="ce52">
            <text:p>121,526</text:p>
          </table:table-cell>
          <table:table-cell office:value-type="float" office:value="308722" table:style-name="ce11">
            <text:p>308,722</text:p>
          </table:table-cell>
          <table:table-cell office:value-type="float" office:value="143740" table:style-name="ce11">
            <text:p>143,740</text:p>
          </table:table-cell>
          <table:table-cell office:value-type="float" office:value="164982" table:style-name="ce10">
            <text:p>164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537" table:style-name="ce52">
            <text:p>100,537</text:p>
          </table:table-cell>
          <table:table-cell office:value-type="float" office:value="228285" table:style-name="ce11">
            <text:p>228,285</text:p>
          </table:table-cell>
          <table:table-cell office:value-type="float" office:value="106021" table:style-name="ce11">
            <text:p>106,021</text:p>
          </table:table-cell>
          <table:table-cell office:value-type="float" office:value="122264" table:style-name="ce10">
            <text:p>122,2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635" table:style-name="ce52">
            <text:p>65,635</text:p>
          </table:table-cell>
          <table:table-cell office:value-type="float" office:value="158583" table:style-name="ce11">
            <text:p>158,583</text:p>
          </table:table-cell>
          <table:table-cell office:value-type="float" office:value="75577" table:style-name="ce11">
            <text:p>75,577</text:p>
          </table:table-cell>
          <table:table-cell office:value-type="float" office:value="83006" table:style-name="ce10">
            <text:p>83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65" table:style-name="ce52">
            <text:p>51,965</text:p>
          </table:table-cell>
          <table:table-cell office:value-type="float" office:value="127086" table:style-name="ce11">
            <text:p>127,086</text:p>
          </table:table-cell>
          <table:table-cell office:value-type="float" office:value="61731" table:style-name="ce11">
            <text:p>61,731</text:p>
          </table:table-cell>
          <table:table-cell office:value-type="float" office:value="65355" table:style-name="ce10">
            <text:p>65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029" table:style-name="ce52">
            <text:p>79,029</text:p>
          </table:table-cell>
          <table:table-cell office:value-type="float" office:value="188225" table:style-name="ce11">
            <text:p>188,225</text:p>
          </table:table-cell>
          <table:table-cell office:value-type="float" office:value="92205" table:style-name="ce11">
            <text:p>92,205</text:p>
          </table:table-cell>
          <table:table-cell office:value-type="float" office:value="96020" table:style-name="ce10">
            <text:p>96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025" table:style-name="ce52">
            <text:p>107,025</text:p>
          </table:table-cell>
          <table:table-cell office:value-type="float" office:value="273040" table:style-name="ce11">
            <text:p>273,040</text:p>
          </table:table-cell>
          <table:table-cell office:value-type="float" office:value="130712" table:style-name="ce11">
            <text:p>130,712</text:p>
          </table:table-cell>
          <table:table-cell office:value-type="float" office:value="142328" table:style-name="ce10">
            <text:p>142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449" table:style-name="ce52">
            <text:p>47,449</text:p>
          </table:table-cell>
          <table:table-cell office:value-type="float" office:value="120897" table:style-name="ce11">
            <text:p>120,897</text:p>
          </table:table-cell>
          <table:table-cell office:value-type="float" office:value="59047" table:style-name="ce11">
            <text:p>59,047</text:p>
          </table:table-cell>
          <table:table-cell office:value-type="float" office:value="61850" table:style-name="ce10">
            <text:p>61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087" table:style-name="ce52">
            <text:p>109,087</text:p>
          </table:table-cell>
          <table:table-cell office:value-type="float" office:value="286834" table:style-name="ce11">
            <text:p>286,834</text:p>
          </table:table-cell>
          <table:table-cell office:value-type="float" office:value="136788" table:style-name="ce11">
            <text:p>136,788</text:p>
          </table:table-cell>
          <table:table-cell office:value-type="float" office:value="150046" table:style-name="ce10">
            <text:p>150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33" table:style-name="ce52">
            <text:p>107,933</text:p>
          </table:table-cell>
          <table:table-cell office:value-type="float" office:value="285017" table:style-name="ce11">
            <text:p>285,017</text:p>
          </table:table-cell>
          <table:table-cell office:value-type="float" office:value="137303" table:style-name="ce11">
            <text:p>137,303</text:p>
          </table:table-cell>
          <table:table-cell office:value-type="float" office:value="147714" table:style-name="ce10">
            <text:p>147,71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636" table:style-name="ce53">
            <text:p>97,636</text:p>
          </table:table-cell>
          <table:table-cell office:value-type="float" office:value="254138" table:style-name="ce18">
            <text:p>254,138</text:p>
          </table:table-cell>
          <table:table-cell office:value-type="float" office:value="122214" table:style-name="ce18">
            <text:p>122,214</text:p>
          </table:table-cell>
          <table:table-cell office:value-type="float" office:value="131924" table:style-name="ce17">
            <text:p>131,924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8年06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79469" table:style-name="ce71">
            <text:p>979,469</text:p>
          </table:table-cell>
          <table:table-cell office:value-type="float" office:value="2810219" table:style-name="ce79">
            <text:p>2,810,219</text:p>
          </table:table-cell>
          <table:table-cell office:value-type="float" office:value="1382399" table:style-name="ce79">
            <text:p>1,382,399</text:p>
          </table:table-cell>
          <table:table-cell office:value-type="float" office:value="1427820" table:style-name="ce73">
            <text:p>1,427,82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1" table:style-name="ce52">
            <text:p>7,981</text:p>
          </table:table-cell>
          <table:table-cell office:value-type="float" office:value="18505" table:style-name="ce11">
            <text:p>18,505</text:p>
          </table:table-cell>
          <table:table-cell office:value-type="float" office:value="9144" table:style-name="ce11">
            <text:p>9,144</text:p>
          </table:table-cell>
          <table:table-cell office:value-type="float" office:value="9361" table:style-name="ce10">
            <text:p>9,36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440" table:style-name="ce52">
            <text:p>28,440</text:p>
          </table:table-cell>
          <table:table-cell office:value-type="float" office:value="76113" table:style-name="ce11">
            <text:p>76,113</text:p>
          </table:table-cell>
          <table:table-cell office:value-type="float" office:value="37769" table:style-name="ce11">
            <text:p>37,769</text:p>
          </table:table-cell>
          <table:table-cell office:value-type="float" office:value="38344" table:style-name="ce10">
            <text:p>38,34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287" table:style-name="ce52">
            <text:p>49,287</text:p>
          </table:table-cell>
          <table:table-cell office:value-type="float" office:value="126271" table:style-name="ce11">
            <text:p>126,271</text:p>
          </table:table-cell>
          <table:table-cell office:value-type="float" office:value="60494" table:style-name="ce11">
            <text:p>60,494</text:p>
          </table:table-cell>
          <table:table-cell office:value-type="float" office:value="65777" table:style-name="ce10">
            <text:p>65,77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5986" table:style-name="ce52">
            <text:p>45,986</text:p>
          </table:table-cell>
          <table:table-cell office:value-type="float" office:value="115691" table:style-name="ce11">
            <text:p>115,691</text:p>
          </table:table-cell>
          <table:table-cell office:value-type="float" office:value="54830" table:style-name="ce11">
            <text:p>54,830</text:p>
          </table:table-cell>
          <table:table-cell office:value-type="float" office:value="60861" table:style-name="ce10">
            <text:p>60,86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59796" table:style-name="ce52">
            <text:p>59,796</text:p>
          </table:table-cell>
          <table:table-cell office:value-type="float" office:value="147234" table:style-name="ce11">
            <text:p>147,234</text:p>
          </table:table-cell>
          <table:table-cell office:value-type="float" office:value="70243" table:style-name="ce11">
            <text:p>70,243</text:p>
          </table:table-cell>
          <table:table-cell office:value-type="float" office:value="76991" table:style-name="ce10">
            <text:p>76,99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7735" table:style-name="ce52">
            <text:p>87,735</text:p>
          </table:table-cell>
          <table:table-cell office:value-type="float" office:value="229499" table:style-name="ce11">
            <text:p>229,499</text:p>
          </table:table-cell>
          <table:table-cell office:value-type="float" office:value="109932" table:style-name="ce11">
            <text:p>109,932</text:p>
          </table:table-cell>
          <table:table-cell office:value-type="float" office:value="119567" table:style-name="ce10">
            <text:p>119,56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062" table:style-name="ce52">
            <text:p>64,062</text:p>
          </table:table-cell>
          <table:table-cell office:value-type="float" office:value="171952" table:style-name="ce11">
            <text:p>171,952</text:p>
          </table:table-cell>
          <table:table-cell office:value-type="float" office:value="82182" table:style-name="ce11">
            <text:p>82,182</text:p>
          </table:table-cell>
          <table:table-cell office:value-type="float" office:value="89770" table:style-name="ce10">
            <text:p>89,77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3436" table:style-name="ce52">
            <text:p>103,436</text:p>
          </table:table-cell>
          <table:table-cell office:value-type="float" office:value="281376" table:style-name="ce11">
            <text:p>281,376</text:p>
          </table:table-cell>
          <table:table-cell office:value-type="float" office:value="134571" table:style-name="ce11">
            <text:p>134,571</text:p>
          </table:table-cell>
          <table:table-cell office:value-type="float" office:value="146805" table:style-name="ce10">
            <text:p>146,80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464" table:style-name="ce52">
            <text:p>54,464</text:p>
          </table:table-cell>
          <table:table-cell office:value-type="float" office:value="166969" table:style-name="ce11">
            <text:p>166,969</text:p>
          </table:table-cell>
          <table:table-cell office:value-type="float" office:value="82351" table:style-name="ce11">
            <text:p>82,351</text:p>
          </table:table-cell>
          <table:table-cell office:value-type="float" office:value="84618" table:style-name="ce10">
            <text:p>84,6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398" table:style-name="ce52">
            <text:p>17,398</text:p>
          </table:table-cell>
          <table:table-cell office:value-type="float" office:value="49984" table:style-name="ce11">
            <text:p>49,984</text:p>
          </table:table-cell>
          <table:table-cell office:value-type="float" office:value="25626" table:style-name="ce11">
            <text:p>25,626</text:p>
          </table:table-cell>
          <table:table-cell office:value-type="float" office:value="24358" table:style-name="ce10">
            <text:p>24,3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404" table:style-name="ce52">
            <text:p>23,404</text:p>
          </table:table-cell>
          <table:table-cell office:value-type="float" office:value="77375" table:style-name="ce11">
            <text:p>77,375</text:p>
          </table:table-cell>
          <table:table-cell office:value-type="float" office:value="38796" table:style-name="ce11">
            <text:p>38,796</text:p>
          </table:table-cell>
          <table:table-cell office:value-type="float" office:value="38579" table:style-name="ce10">
            <text:p>38,57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121" table:style-name="ce52">
            <text:p>28,121</text:p>
          </table:table-cell>
          <table:table-cell office:value-type="float" office:value="87158" table:style-name="ce11">
            <text:p>87,158</text:p>
          </table:table-cell>
          <table:table-cell office:value-type="float" office:value="44652" table:style-name="ce11">
            <text:p>44,652</text:p>
          </table:table-cell>
          <table:table-cell office:value-type="float" office:value="42506" table:style-name="ce10">
            <text:p>42,5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420" table:style-name="ce52">
            <text:p>30,420</text:p>
          </table:table-cell>
          <table:table-cell office:value-type="float" office:value="94506" table:style-name="ce11">
            <text:p>94,506</text:p>
          </table:table-cell>
          <table:table-cell office:value-type="float" office:value="47624" table:style-name="ce11">
            <text:p>47,624</text:p>
          </table:table-cell>
          <table:table-cell office:value-type="float" office:value="46882" table:style-name="ce10">
            <text:p>46,8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385" table:style-name="ce52">
            <text:p>18,385</text:p>
          </table:table-cell>
          <table:table-cell office:value-type="float" office:value="58676" table:style-name="ce11">
            <text:p>58,676</text:p>
          </table:table-cell>
          <table:table-cell office:value-type="float" office:value="29380" table:style-name="ce11">
            <text:p>29,380</text:p>
          </table:table-cell>
          <table:table-cell office:value-type="float" office:value="29296" table:style-name="ce10">
            <text:p>29,2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565" table:style-name="ce52">
            <text:p>16,565</text:p>
          </table:table-cell>
          <table:table-cell office:value-type="float" office:value="54705" table:style-name="ce11">
            <text:p>54,705</text:p>
          </table:table-cell>
          <table:table-cell office:value-type="float" office:value="27717" table:style-name="ce11">
            <text:p>27,717</text:p>
          </table:table-cell>
          <table:table-cell office:value-type="float" office:value="26988" table:style-name="ce10">
            <text:p>26,9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817" table:style-name="ce52">
            <text:p>19,817</text:p>
          </table:table-cell>
          <table:table-cell office:value-type="float" office:value="65709" table:style-name="ce11">
            <text:p>65,709</text:p>
          </table:table-cell>
          <table:table-cell office:value-type="float" office:value="33484" table:style-name="ce11">
            <text:p>33,484</text:p>
          </table:table-cell>
          <table:table-cell office:value-type="float" office:value="32225" table:style-name="ce10">
            <text:p>32,22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019" table:style-name="ce52">
            <text:p>37,019</text:p>
          </table:table-cell>
          <table:table-cell office:value-type="float" office:value="109290" table:style-name="ce11">
            <text:p>109,290</text:p>
          </table:table-cell>
          <table:table-cell office:value-type="float" office:value="53925" table:style-name="ce11">
            <text:p>53,925</text:p>
          </table:table-cell>
          <table:table-cell office:value-type="float" office:value="55365" table:style-name="ce10">
            <text:p>55,3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172" table:style-name="ce52">
            <text:p>30,172</text:p>
          </table:table-cell>
          <table:table-cell office:value-type="float" office:value="95828" table:style-name="ce11">
            <text:p>95,828</text:p>
          </table:table-cell>
          <table:table-cell office:value-type="float" office:value="47718" table:style-name="ce11">
            <text:p>47,718</text:p>
          </table:table-cell>
          <table:table-cell office:value-type="float" office:value="48110" table:style-name="ce10">
            <text:p>48,11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31" table:style-name="ce52">
            <text:p>7,631</text:p>
          </table:table-cell>
          <table:table-cell office:value-type="float" office:value="24424" table:style-name="ce11">
            <text:p>24,424</text:p>
          </table:table-cell>
          <table:table-cell office:value-type="float" office:value="12653" table:style-name="ce11">
            <text:p>12,653</text:p>
          </table:table-cell>
          <table:table-cell office:value-type="float" office:value="11771" table:style-name="ce10">
            <text:p>11,7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10" table:style-name="ce52">
            <text:p>4,910</text:p>
          </table:table-cell>
          <table:table-cell office:value-type="float" office:value="14854" table:style-name="ce11">
            <text:p>14,854</text:p>
          </table:table-cell>
          <table:table-cell office:value-type="float" office:value="7686" table:style-name="ce11">
            <text:p>7,686</text:p>
          </table:table-cell>
          <table:table-cell office:value-type="float" office:value="7168" table:style-name="ce10">
            <text:p>7,1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879" table:style-name="ce52">
            <text:p>9,879</text:p>
          </table:table-cell>
          <table:table-cell office:value-type="float" office:value="32209" table:style-name="ce11">
            <text:p>32,209</text:p>
          </table:table-cell>
          <table:table-cell office:value-type="float" office:value="16439" table:style-name="ce11">
            <text:p>16,439</text:p>
          </table:table-cell>
          <table:table-cell office:value-type="float" office:value="15770" table:style-name="ce10">
            <text:p>15,7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58" table:style-name="ce52">
            <text:p>5,558</text:p>
          </table:table-cell>
          <table:table-cell office:value-type="float" office:value="19174" table:style-name="ce11">
            <text:p>19,174</text:p>
          </table:table-cell>
          <table:table-cell office:value-type="float" office:value="10110" table:style-name="ce11">
            <text:p>10,110</text:p>
          </table:table-cell>
          <table:table-cell office:value-type="float" office:value="9064" table:style-name="ce10">
            <text:p>9,0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390" table:style-name="ce52">
            <text:p>25,390</text:p>
          </table:table-cell>
          <table:table-cell office:value-type="float" office:value="75470" table:style-name="ce11">
            <text:p>75,470</text:p>
          </table:table-cell>
          <table:table-cell office:value-type="float" office:value="37793" table:style-name="ce11">
            <text:p>37,793</text:p>
          </table:table-cell>
          <table:table-cell office:value-type="float" office:value="37677" table:style-name="ce10">
            <text:p>37,6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7952" table:style-name="ce52">
            <text:p>17,952</text:p>
          </table:table-cell>
          <table:table-cell office:value-type="float" office:value="57261" table:style-name="ce11">
            <text:p>57,261</text:p>
          </table:table-cell>
          <table:table-cell office:value-type="float" office:value="29224" table:style-name="ce11">
            <text:p>29,224</text:p>
          </table:table-cell>
          <table:table-cell office:value-type="float" office:value="28037" table:style-name="ce10">
            <text:p>28,0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567" table:style-name="ce52">
            <text:p>23,567</text:p>
          </table:table-cell>
          <table:table-cell office:value-type="float" office:value="77886" table:style-name="ce11">
            <text:p>77,886</text:p>
          </table:table-cell>
          <table:table-cell office:value-type="float" office:value="39206" table:style-name="ce11">
            <text:p>39,206</text:p>
          </table:table-cell>
          <table:table-cell office:value-type="float" office:value="38680" table:style-name="ce10">
            <text:p>38,6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543" table:style-name="ce52">
            <text:p>20,543</text:p>
          </table:table-cell>
          <table:table-cell office:value-type="float" office:value="65519" table:style-name="ce11">
            <text:p>65,519</text:p>
          </table:table-cell>
          <table:table-cell office:value-type="float" office:value="33203" table:style-name="ce11">
            <text:p>33,203</text:p>
          </table:table-cell>
          <table:table-cell office:value-type="float" office:value="32316" table:style-name="ce10">
            <text:p>32,3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109" table:style-name="ce52">
            <text:p>66,109</text:p>
          </table:table-cell>
          <table:table-cell office:value-type="float" office:value="192993" table:style-name="ce11">
            <text:p>192,993</text:p>
          </table:table-cell>
          <table:table-cell office:value-type="float" office:value="95536" table:style-name="ce11">
            <text:p>95,536</text:p>
          </table:table-cell>
          <table:table-cell office:value-type="float" office:value="97457" table:style-name="ce10">
            <text:p>97,45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0842" table:style-name="ce52">
            <text:p>70,842</text:p>
          </table:table-cell>
          <table:table-cell office:value-type="float" office:value="212641" table:style-name="ce11">
            <text:p>212,641</text:p>
          </table:table-cell>
          <table:table-cell office:value-type="float" office:value="104236" table:style-name="ce11">
            <text:p>104,236</text:p>
          </table:table-cell>
          <table:table-cell office:value-type="float" office:value="108405" table:style-name="ce10">
            <text:p>108,40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00" table:style-name="ce53">
            <text:p>4,600</text:p>
          </table:table-cell>
          <table:table-cell office:value-type="float" office:value="10947" table:style-name="ce18">
            <text:p>10,947</text:p>
          </table:table-cell>
          <table:table-cell office:value-type="float" office:value="5875" table:style-name="ce18">
            <text:p>5,875</text:p>
          </table:table-cell>
          <table:table-cell office:value-type="float" office:value="5072" table:style-name="ce17">
            <text:p>5,072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04650" table:style-name="ce75">
            <text:p>1,104,650</text:p>
          </table:table-cell>
          <table:table-cell office:value-type="float" office:value="2773177" table:style-name="ce79">
            <text:p>2,773,177</text:p>
          </table:table-cell>
          <table:table-cell office:value-type="float" office:value="1370833" table:style-name="ce80">
            <text:p>1,370,833</text:p>
          </table:table-cell>
          <table:table-cell office:value-type="float" office:value="1402344" table:style-name="ce72">
            <text:p>1,402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59" table:style-name="ce9">
            <text:p>10,859</text:p>
          </table:table-cell>
          <table:table-cell office:value-type="float" office:value="23948" table:style-name="ce11">
            <text:p>23,948</text:p>
          </table:table-cell>
          <table:table-cell office:value-type="float" office:value="11904" table:style-name="ce9">
            <text:p>11,904</text:p>
          </table:table-cell>
          <table:table-cell office:value-type="float" office:value="12044" table:style-name="ce9">
            <text:p>12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038" table:style-name="ce9">
            <text:p>59,038</text:p>
          </table:table-cell>
          <table:table-cell office:value-type="float" office:value="140523" table:style-name="ce11">
            <text:p>140,523</text:p>
          </table:table-cell>
          <table:table-cell office:value-type="float" office:value="67640" table:style-name="ce9">
            <text:p>67,640</text:p>
          </table:table-cell>
          <table:table-cell office:value-type="float" office:value="72883" table:style-name="ce9">
            <text:p>72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9739" table:style-name="ce9">
            <text:p>79,739</text:p>
          </table:table-cell>
          <table:table-cell office:value-type="float" office:value="197248" table:style-name="ce11">
            <text:p>197,248</text:p>
          </table:table-cell>
          <table:table-cell office:value-type="float" office:value="94566" table:style-name="ce9">
            <text:p>94,566</text:p>
          </table:table-cell>
          <table:table-cell office:value-type="float" office:value="102682" table:style-name="ce9">
            <text:p>102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2665" table:style-name="ce9">
            <text:p>72,665</text:p>
          </table:table-cell>
          <table:table-cell office:value-type="float" office:value="186780" table:style-name="ce11">
            <text:p>186,780</text:p>
          </table:table-cell>
          <table:table-cell office:value-type="float" office:value="91481" table:style-name="ce9">
            <text:p>91,481</text:p>
          </table:table-cell>
          <table:table-cell office:value-type="float" office:value="95299" table:style-name="ce9">
            <text:p>95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355" table:style-name="ce9">
            <text:p>137,355</text:p>
          </table:table-cell>
          <table:table-cell office:value-type="float" office:value="340126" table:style-name="ce11">
            <text:p>340,126</text:p>
          </table:table-cell>
          <table:table-cell office:value-type="float" office:value="164281" table:style-name="ce9">
            <text:p>164,281</text:p>
          </table:table-cell>
          <table:table-cell office:value-type="float" office:value="175845" table:style-name="ce9">
            <text:p>175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057" table:style-name="ce9">
            <text:p>23,057</text:p>
          </table:table-cell>
          <table:table-cell office:value-type="float" office:value="51015" table:style-name="ce11">
            <text:p>51,015</text:p>
          </table:table-cell>
          <table:table-cell office:value-type="float" office:value="24450" table:style-name="ce9">
            <text:p>24,450</text:p>
          </table:table-cell>
          <table:table-cell office:value-type="float" office:value="26565" table:style-name="ce9">
            <text:p>26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795" table:style-name="ce9">
            <text:p>12,795</text:p>
          </table:table-cell>
          <table:table-cell office:value-type="float" office:value="26829" table:style-name="ce11">
            <text:p>26,829</text:p>
          </table:table-cell>
          <table:table-cell office:value-type="float" office:value="12704" table:style-name="ce9">
            <text:p>12,704</text:p>
          </table:table-cell>
          <table:table-cell office:value-type="float" office:value="14125" table:style-name="ce9">
            <text:p>14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425" table:style-name="ce9">
            <text:p>72,425</text:p>
          </table:table-cell>
          <table:table-cell office:value-type="float" office:value="169187" table:style-name="ce11">
            <text:p>169,187</text:p>
          </table:table-cell>
          <table:table-cell office:value-type="float" office:value="81219" table:style-name="ce9">
            <text:p>81,219</text:p>
          </table:table-cell>
          <table:table-cell office:value-type="float" office:value="87968" table:style-name="ce9">
            <text:p>87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970" table:style-name="ce9">
            <text:p>78,970</text:p>
          </table:table-cell>
          <table:table-cell office:value-type="float" office:value="187837" table:style-name="ce11">
            <text:p>187,837</text:p>
          </table:table-cell>
          <table:table-cell office:value-type="float" office:value="92230" table:style-name="ce9">
            <text:p>92,230</text:p>
          </table:table-cell>
          <table:table-cell office:value-type="float" office:value="95607" table:style-name="ce9">
            <text:p>95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18" table:style-name="ce9">
            <text:p>11,118</text:p>
          </table:table-cell>
          <table:table-cell office:value-type="float" office:value="28318" table:style-name="ce11">
            <text:p>28,318</text:p>
          </table:table-cell>
          <table:table-cell office:value-type="float" office:value="14586" table:style-name="ce9">
            <text:p>14,586</text:p>
          </table:table-cell>
          <table:table-cell office:value-type="float" office:value="13732" table:style-name="ce9">
            <text:p>13,73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8805" table:style-name="ce9">
            <text:p>68,805</text:p>
          </table:table-cell>
          <table:table-cell office:value-type="float" office:value="157685" table:style-name="ce11">
            <text:p>157,685</text:p>
          </table:table-cell>
          <table:table-cell office:value-type="float" office:value="78115" table:style-name="ce9">
            <text:p>78,115</text:p>
          </table:table-cell>
          <table:table-cell office:value-type="float" office:value="79570" table:style-name="ce9">
            <text:p>79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2655" table:style-name="ce9">
            <text:p>142,655</text:p>
          </table:table-cell>
          <table:table-cell office:value-type="float" office:value="359850" table:style-name="ce11">
            <text:p>359,850</text:p>
          </table:table-cell>
          <table:table-cell office:value-type="float" office:value="175941" table:style-name="ce9">
            <text:p>175,941</text:p>
          </table:table-cell>
          <table:table-cell office:value-type="float" office:value="183909" table:style-name="ce9">
            <text:p>183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257" table:style-name="ce9">
            <text:p>26,257</text:p>
          </table:table-cell>
          <table:table-cell office:value-type="float" office:value="69801" table:style-name="ce11">
            <text:p>69,801</text:p>
          </table:table-cell>
          <table:table-cell office:value-type="float" office:value="35210" table:style-name="ce9">
            <text:p>35,210</text:p>
          </table:table-cell>
          <table:table-cell office:value-type="float" office:value="34591" table:style-name="ce9">
            <text:p>34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741" table:style-name="ce9">
            <text:p>42,741</text:p>
          </table:table-cell>
          <table:table-cell office:value-type="float" office:value="112502" table:style-name="ce11">
            <text:p>112,502</text:p>
          </table:table-cell>
          <table:table-cell office:value-type="float" office:value="57484" table:style-name="ce9">
            <text:p>57,484</text:p>
          </table:table-cell>
          <table:table-cell office:value-type="float" office:value="55018" table:style-name="ce9">
            <text:p>55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695" table:style-name="ce9">
            <text:p>13,695</text:p>
          </table:table-cell>
          <table:table-cell office:value-type="float" office:value="42208" table:style-name="ce11">
            <text:p>42,208</text:p>
          </table:table-cell>
          <table:table-cell office:value-type="float" office:value="21583" table:style-name="ce9">
            <text:p>21,583</text:p>
          </table:table-cell>
          <table:table-cell office:value-type="float" office:value="20625" table:style-name="ce9">
            <text:p>20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84" table:style-name="ce9">
            <text:p>13,184</text:p>
          </table:table-cell>
          <table:table-cell office:value-type="float" office:value="34532" table:style-name="ce11">
            <text:p>34,532</text:p>
          </table:table-cell>
          <table:table-cell office:value-type="float" office:value="17504" table:style-name="ce9">
            <text:p>17,504</text:p>
          </table:table-cell>
          <table:table-cell office:value-type="float" office:value="17028" table:style-name="ce9">
            <text:p>17,0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4857" table:style-name="ce9">
            <text:p>34,857</text:p>
          </table:table-cell>
          <table:table-cell office:value-type="float" office:value="88703" table:style-name="ce11">
            <text:p>88,703</text:p>
          </table:table-cell>
          <table:table-cell office:value-type="float" office:value="44911" table:style-name="ce9">
            <text:p>44,911</text:p>
          </table:table-cell>
          <table:table-cell office:value-type="float" office:value="43792" table:style-name="ce9">
            <text:p>43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840" table:style-name="ce9">
            <text:p>18,840</text:p>
          </table:table-cell>
          <table:table-cell office:value-type="float" office:value="44736" table:style-name="ce11">
            <text:p>44,736</text:p>
          </table:table-cell>
          <table:table-cell office:value-type="float" office:value="22587" table:style-name="ce9">
            <text:p>22,587</text:p>
          </table:table-cell>
          <table:table-cell office:value-type="float" office:value="22149" table:style-name="ce9">
            <text:p>22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229" table:style-name="ce9">
            <text:p>35,229</text:p>
          </table:table-cell>
          <table:table-cell office:value-type="float" office:value="97148" table:style-name="ce11">
            <text:p>97,148</text:p>
          </table:table-cell>
          <table:table-cell office:value-type="float" office:value="48179" table:style-name="ce9">
            <text:p>48,179</text:p>
          </table:table-cell>
          <table:table-cell office:value-type="float" office:value="48969" table:style-name="ce9">
            <text:p>48,9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008" table:style-name="ce9">
            <text:p>14,008</text:p>
          </table:table-cell>
          <table:table-cell office:value-type="float" office:value="37875" table:style-name="ce11">
            <text:p>37,875</text:p>
          </table:table-cell>
          <table:table-cell office:value-type="float" office:value="19171" table:style-name="ce9">
            <text:p>19,171</text:p>
          </table:table-cell>
          <table:table-cell office:value-type="float" office:value="18704" table:style-name="ce9">
            <text:p>18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691" table:style-name="ce9">
            <text:p>10,691</text:p>
          </table:table-cell>
          <table:table-cell office:value-type="float" office:value="29807" table:style-name="ce11">
            <text:p>29,807</text:p>
          </table:table-cell>
          <table:table-cell office:value-type="float" office:value="15691" table:style-name="ce9">
            <text:p>15,691</text:p>
          </table:table-cell>
          <table:table-cell office:value-type="float" office:value="14116" table:style-name="ce9">
            <text:p>14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15" table:style-name="ce9">
            <text:p>3,215</text:p>
          </table:table-cell>
          <table:table-cell office:value-type="float" office:value="7116" table:style-name="ce11">
            <text:p>7,116</text:p>
          </table:table-cell>
          <table:table-cell office:value-type="float" office:value="3954" table:style-name="ce9">
            <text:p>3,954</text:p>
          </table:table-cell>
          <table:table-cell office:value-type="float" office:value="3162" table:style-name="ce9">
            <text:p>3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08" table:style-name="ce9">
            <text:p>9,408</text:p>
          </table:table-cell>
          <table:table-cell office:value-type="float" office:value="28581" table:style-name="ce11">
            <text:p>28,581</text:p>
          </table:table-cell>
          <table:table-cell office:value-type="float" office:value="14427" table:style-name="ce9">
            <text:p>14,427</text:p>
          </table:table-cell>
          <table:table-cell office:value-type="float" office:value="14154" table:style-name="ce9">
            <text:p>14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04" table:style-name="ce9">
            <text:p>17,204</text:p>
          </table:table-cell>
          <table:table-cell office:value-type="float" office:value="52395" table:style-name="ce11">
            <text:p>52,395</text:p>
          </table:table-cell>
          <table:table-cell office:value-type="float" office:value="26684" table:style-name="ce9">
            <text:p>26,684</text:p>
          </table:table-cell>
          <table:table-cell office:value-type="float" office:value="25711" table:style-name="ce9">
            <text:p>25,7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952" table:style-name="ce9">
            <text:p>10,952</text:p>
          </table:table-cell>
          <table:table-cell office:value-type="float" office:value="29725" table:style-name="ce11">
            <text:p>29,725</text:p>
          </table:table-cell>
          <table:table-cell office:value-type="float" office:value="15197" table:style-name="ce9">
            <text:p>15,197</text:p>
          </table:table-cell>
          <table:table-cell office:value-type="float" office:value="14528" table:style-name="ce9">
            <text:p>14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61" table:style-name="ce9">
            <text:p>10,561</text:p>
          </table:table-cell>
          <table:table-cell office:value-type="float" office:value="29947" table:style-name="ce11">
            <text:p>29,947</text:p>
          </table:table-cell>
          <table:table-cell office:value-type="float" office:value="15392" table:style-name="ce9">
            <text:p>15,392</text:p>
          </table:table-cell>
          <table:table-cell office:value-type="float" office:value="14555" table:style-name="ce9">
            <text:p>14,5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4" table:style-name="ce9">
            <text:p>5,744</text:p>
          </table:table-cell>
          <table:table-cell office:value-type="float" office:value="13854" table:style-name="ce11">
            <text:p>13,854</text:p>
          </table:table-cell>
          <table:table-cell office:value-type="float" office:value="6973" table:style-name="ce9">
            <text:p>6,973</text:p>
          </table:table-cell>
          <table:table-cell office:value-type="float" office:value="6881" table:style-name="ce9">
            <text:p>6,8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9" table:style-name="ce9">
            <text:p>6,799</text:p>
          </table:table-cell>
          <table:table-cell office:value-type="float" office:value="19141" table:style-name="ce11">
            <text:p>19,141</text:p>
          </table:table-cell>
          <table:table-cell office:value-type="float" office:value="9814" table:style-name="ce9">
            <text:p>9,814</text:p>
          </table:table-cell>
          <table:table-cell office:value-type="float" office:value="9327" table:style-name="ce9">
            <text:p>9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89" table:style-name="ce9">
            <text:p>12,689</text:p>
          </table:table-cell>
          <table:table-cell office:value-type="float" office:value="35775" table:style-name="ce11">
            <text:p>35,775</text:p>
          </table:table-cell>
          <table:table-cell office:value-type="float" office:value="18409" table:style-name="ce9">
            <text:p>18,409</text:p>
          </table:table-cell>
          <table:table-cell office:value-type="float" office:value="17366" table:style-name="ce9">
            <text:p>17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18" table:style-name="ce9">
            <text:p>13,718</text:p>
          </table:table-cell>
          <table:table-cell office:value-type="float" office:value="36455" table:style-name="ce11">
            <text:p>36,455</text:p>
          </table:table-cell>
          <table:table-cell office:value-type="float" office:value="18830" table:style-name="ce9">
            <text:p>18,830</text:p>
          </table:table-cell>
          <table:table-cell office:value-type="float" office:value="17625" table:style-name="ce9">
            <text:p>17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07" table:style-name="ce9">
            <text:p>14,807</text:p>
          </table:table-cell>
          <table:table-cell office:value-type="float" office:value="39352" table:style-name="ce11">
            <text:p>39,352</text:p>
          </table:table-cell>
          <table:table-cell office:value-type="float" office:value="20636" table:style-name="ce9">
            <text:p>20,636</text:p>
          </table:table-cell>
          <table:table-cell office:value-type="float" office:value="18716" table:style-name="ce9">
            <text:p>18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8" table:style-name="ce9">
            <text:p>5,558</text:p>
          </table:table-cell>
          <table:table-cell office:value-type="float" office:value="12789" table:style-name="ce11">
            <text:p>12,789</text:p>
          </table:table-cell>
          <table:table-cell office:value-type="float" office:value="6912" table:style-name="ce9">
            <text:p>6,912</text:p>
          </table:table-cell>
          <table:table-cell office:value-type="float" office:value="5877" table:style-name="ce9">
            <text:p>5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3" table:style-name="ce9">
            <text:p>2,283</text:p>
          </table:table-cell>
          <table:table-cell office:value-type="float" office:value="5970" table:style-name="ce11">
            <text:p>5,970</text:p>
          </table:table-cell>
          <table:table-cell office:value-type="float" office:value="3171" table:style-name="ce9">
            <text:p>3,171</text:p>
          </table:table-cell>
          <table:table-cell office:value-type="float" office:value="2799" table:style-name="ce9">
            <text:p>2,79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1" table:style-name="ce9">
            <text:p>4,801</text:p>
          </table:table-cell>
          <table:table-cell office:value-type="float" office:value="11712" table:style-name="ce11">
            <text:p>11,712</text:p>
          </table:table-cell>
          <table:table-cell office:value-type="float" office:value="6400" table:style-name="ce9">
            <text:p>6,400</text:p>
          </table:table-cell>
          <table:table-cell office:value-type="float" office:value="5312" table:style-name="ce9">
            <text:p>5,31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9" table:style-name="ce9">
            <text:p>5,119</text:p>
          </table:table-cell>
          <table:table-cell office:value-type="float" office:value="14302" table:style-name="ce11">
            <text:p>14,302</text:p>
          </table:table-cell>
          <table:table-cell office:value-type="float" office:value="7730" table:style-name="ce9">
            <text:p>7,730</text:p>
          </table:table-cell>
          <table:table-cell office:value-type="float" office:value="6572" table:style-name="ce9">
            <text:p>6,57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4" table:style-name="ce9">
            <text:p>604</text:p>
          </table:table-cell>
          <table:table-cell office:value-type="float" office:value="1976" table:style-name="ce11">
            <text:p>1,976</text:p>
          </table:table-cell>
          <table:table-cell office:value-type="float" office:value="994" table:style-name="ce9">
            <text:p>994</text:p>
          </table:table-cell>
          <table:table-cell office:value-type="float" office:value="982" table:style-name="ce9">
            <text:p>98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5" table:style-name="ce9">
            <text:p>1,365</text:p>
          </table:table-cell>
          <table:table-cell office:value-type="float" office:value="4281" table:style-name="ce11">
            <text:p>4,281</text:p>
          </table:table-cell>
          <table:table-cell office:value-type="float" office:value="2251" table:style-name="ce9">
            <text:p>2,251</text:p>
          </table:table-cell>
          <table:table-cell office:value-type="float" office:value="2030" table:style-name="ce9">
            <text:p>2,030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0" table:style-name="ce16">
            <text:p>840</text:p>
          </table:table-cell>
          <table:table-cell office:value-type="float" office:value="3148" table:style-name="ce18">
            <text:p>3,148</text:p>
          </table:table-cell>
          <table:table-cell office:value-type="float" office:value="1622" table:style-name="ce16">
            <text:p>1,622</text:p>
          </table:table-cell>
          <table:table-cell office:value-type="float" office:value="1526" table:style-name="ce16">
            <text:p>1,526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7">
            <text:p>區域別</text:p>
          </table:table-cell>
          <table:table-cell office:value-type="string" table:style-name="ce98">
            <text:p>戶數</text:p>
          </table:table-cell>
          <table:table-cell office:value-type="string" table:style-name="ce99">
            <text:p>人口數</text:p>
          </table:table-cell>
          <table:table-cell table:number-columns-repeated="2" table:style-name="ce100"/>
          <table:table-cell table:number-columns-repeated="16379"/>
        </table:table-row>
        <table:table-row table:style-name="ro1">
          <table:table-cell table:style-name="ce95"/>
          <table:table-cell table:style-name="ce96"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2289" table:style-name="ce71">
            <text:p>692,289</text:p>
          </table:table-cell>
          <table:table-cell office:value-type="float" office:value="1882313" table:style-name="ce79">
            <text:p>1,882,313</text:p>
          </table:table-cell>
          <table:table-cell office:value-type="float" office:value="938707" table:style-name="ce79">
            <text:p>938,707</text:p>
          </table:table-cell>
          <table:table-cell office:value-type="float" office:value="943606" table:style-name="ce73">
            <text:p>943,6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126" table:style-name="ce52">
            <text:p>29,126</text:p>
          </table:table-cell>
          <table:table-cell office:value-type="float" office:value="77336" table:style-name="ce11">
            <text:p>77,336</text:p>
          </table:table-cell>
          <table:table-cell office:value-type="float" office:value="38270" table:style-name="ce11">
            <text:p>38,270</text:p>
          </table:table-cell>
          <table:table-cell office:value-type="float" office:value="39066" table:style-name="ce10">
            <text:p>39,0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3" table:style-name="ce52">
            <text:p>10,073</text:p>
          </table:table-cell>
          <table:table-cell office:value-type="float" office:value="25322" table:style-name="ce11">
            <text:p>25,322</text:p>
          </table:table-cell>
          <table:table-cell office:value-type="float" office:value="13183" table:style-name="ce11">
            <text:p>13,183</text:p>
          </table:table-cell>
          <table:table-cell office:value-type="float" office:value="12139" table:style-name="ce10">
            <text:p>12,1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75" table:style-name="ce52">
            <text:p>10,775</text:p>
          </table:table-cell>
          <table:table-cell office:value-type="float" office:value="27909" table:style-name="ce11">
            <text:p>27,909</text:p>
          </table:table-cell>
          <table:table-cell office:value-type="float" office:value="14578" table:style-name="ce11">
            <text:p>14,578</text:p>
          </table:table-cell>
          <table:table-cell office:value-type="float" office:value="13331" table:style-name="ce10">
            <text:p>13,3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68" table:style-name="ce52">
            <text:p>7,968</text:p>
          </table:table-cell>
          <table:table-cell office:value-type="float" office:value="21092" table:style-name="ce11">
            <text:p>21,092</text:p>
          </table:table-cell>
          <table:table-cell office:value-type="float" office:value="10996" table:style-name="ce11">
            <text:p>10,996</text:p>
          </table:table-cell>
          <table:table-cell office:value-type="float" office:value="10096" table:style-name="ce10">
            <text:p>10,0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2" table:style-name="ce52">
            <text:p>8,782</text:p>
          </table:table-cell>
          <table:table-cell office:value-type="float" office:value="23173" table:style-name="ce11">
            <text:p>23,173</text:p>
          </table:table-cell>
          <table:table-cell office:value-type="float" office:value="12023" table:style-name="ce11">
            <text:p>12,023</text:p>
          </table:table-cell>
          <table:table-cell office:value-type="float" office:value="11150" table:style-name="ce10">
            <text:p>11,1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13" table:style-name="ce52">
            <text:p>8,313</text:p>
          </table:table-cell>
          <table:table-cell office:value-type="float" office:value="20616" table:style-name="ce11">
            <text:p>20,616</text:p>
          </table:table-cell>
          <table:table-cell office:value-type="float" office:value="10929" table:style-name="ce11">
            <text:p>10,929</text:p>
          </table:table-cell>
          <table:table-cell office:value-type="float" office:value="9687" table:style-name="ce10">
            <text:p>9,6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865" table:style-name="ce52">
            <text:p>15,865</text:p>
          </table:table-cell>
          <table:table-cell office:value-type="float" office:value="44102" table:style-name="ce11">
            <text:p>44,102</text:p>
          </table:table-cell>
          <table:table-cell office:value-type="float" office:value="22420" table:style-name="ce11">
            <text:p>22,420</text:p>
          </table:table-cell>
          <table:table-cell office:value-type="float" office:value="21682" table:style-name="ce10">
            <text:p>21,6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02" table:style-name="ce52">
            <text:p>9,102</text:p>
          </table:table-cell>
          <table:table-cell office:value-type="float" office:value="23741" table:style-name="ce11">
            <text:p>23,741</text:p>
          </table:table-cell>
          <table:table-cell office:value-type="float" office:value="12263" table:style-name="ce11">
            <text:p>12,263</text:p>
          </table:table-cell>
          <table:table-cell office:value-type="float" office:value="11478" table:style-name="ce10">
            <text:p>11,4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12" table:style-name="ce52">
            <text:p>7,812</text:p>
          </table:table-cell>
          <table:table-cell office:value-type="float" office:value="22044" table:style-name="ce11">
            <text:p>22,044</text:p>
          </table:table-cell>
          <table:table-cell office:value-type="float" office:value="11402" table:style-name="ce11">
            <text:p>11,402</text:p>
          </table:table-cell>
          <table:table-cell office:value-type="float" office:value="10642" table:style-name="ce10">
            <text:p>10,6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08" table:style-name="ce52">
            <text:p>8,008</text:p>
          </table:table-cell>
          <table:table-cell office:value-type="float" office:value="21265" table:style-name="ce11">
            <text:p>21,265</text:p>
          </table:table-cell>
          <table:table-cell office:value-type="float" office:value="10820" table:style-name="ce11">
            <text:p>10,820</text:p>
          </table:table-cell>
          <table:table-cell office:value-type="float" office:value="10445" table:style-name="ce10">
            <text:p>10,4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94" table:style-name="ce52">
            <text:p>3,794</text:p>
          </table:table-cell>
          <table:table-cell office:value-type="float" office:value="9471" table:style-name="ce11">
            <text:p>9,471</text:p>
          </table:table-cell>
          <table:table-cell office:value-type="float" office:value="5111" table:style-name="ce11">
            <text:p>5,111</text:p>
          </table:table-cell>
          <table:table-cell office:value-type="float" office:value="4360" table:style-name="ce10">
            <text:p>4,3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959" table:style-name="ce52">
            <text:p>20,959</text:p>
          </table:table-cell>
          <table:table-cell office:value-type="float" office:value="59080" table:style-name="ce11">
            <text:p>59,080</text:p>
          </table:table-cell>
          <table:table-cell office:value-type="float" office:value="29246" table:style-name="ce11">
            <text:p>29,246</text:p>
          </table:table-cell>
          <table:table-cell office:value-type="float" office:value="29834" table:style-name="ce10">
            <text:p>29,8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46" table:style-name="ce52">
            <text:p>9,646</text:p>
          </table:table-cell>
          <table:table-cell office:value-type="float" office:value="25614" table:style-name="ce11">
            <text:p>25,614</text:p>
          </table:table-cell>
          <table:table-cell office:value-type="float" office:value="13106" table:style-name="ce11">
            <text:p>13,106</text:p>
          </table:table-cell>
          <table:table-cell office:value-type="float" office:value="12508" table:style-name="ce10">
            <text:p>12,5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277" table:style-name="ce52">
            <text:p>8,277</text:p>
          </table:table-cell>
          <table:table-cell office:value-type="float" office:value="24576" table:style-name="ce11">
            <text:p>24,576</text:p>
          </table:table-cell>
          <table:table-cell office:value-type="float" office:value="12427" table:style-name="ce11">
            <text:p>12,427</text:p>
          </table:table-cell>
          <table:table-cell office:value-type="float" office:value="12149" table:style-name="ce10">
            <text:p>12,1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32" table:style-name="ce52">
            <text:p>8,032</text:p>
          </table:table-cell>
          <table:table-cell office:value-type="float" office:value="22538" table:style-name="ce11">
            <text:p>22,538</text:p>
          </table:table-cell>
          <table:table-cell office:value-type="float" office:value="11683" table:style-name="ce11">
            <text:p>11,683</text:p>
          </table:table-cell>
          <table:table-cell office:value-type="float" office:value="10855" table:style-name="ce10">
            <text:p>10,8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80" table:style-name="ce52">
            <text:p>7,280</text:p>
          </table:table-cell>
          <table:table-cell office:value-type="float" office:value="19524" table:style-name="ce11">
            <text:p>19,524</text:p>
          </table:table-cell>
          <table:table-cell office:value-type="float" office:value="9955" table:style-name="ce11">
            <text:p>9,955</text:p>
          </table:table-cell>
          <table:table-cell office:value-type="float" office:value="9569" table:style-name="ce10">
            <text:p>9,5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21" table:style-name="ce52">
            <text:p>4,221</text:p>
          </table:table-cell>
          <table:table-cell office:value-type="float" office:value="10941" table:style-name="ce11">
            <text:p>10,941</text:p>
          </table:table-cell>
          <table:table-cell office:value-type="float" office:value="5510" table:style-name="ce11">
            <text:p>5,510</text:p>
          </table:table-cell>
          <table:table-cell office:value-type="float" office:value="5431" table:style-name="ce10">
            <text:p>5,4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29" table:style-name="ce52">
            <text:p>14,529</text:p>
          </table:table-cell>
          <table:table-cell office:value-type="float" office:value="43409" table:style-name="ce11">
            <text:p>43,409</text:p>
          </table:table-cell>
          <table:table-cell office:value-type="float" office:value="22096" table:style-name="ce11">
            <text:p>22,096</text:p>
          </table:table-cell>
          <table:table-cell office:value-type="float" office:value="21313" table:style-name="ce10">
            <text:p>21,3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433" table:style-name="ce52">
            <text:p>18,433</text:p>
          </table:table-cell>
          <table:table-cell office:value-type="float" office:value="49570" table:style-name="ce11">
            <text:p>49,570</text:p>
          </table:table-cell>
          <table:table-cell office:value-type="float" office:value="24929" table:style-name="ce11">
            <text:p>24,929</text:p>
          </table:table-cell>
          <table:table-cell office:value-type="float" office:value="24641" table:style-name="ce10">
            <text:p>24,6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761" table:style-name="ce52">
            <text:p>12,761</text:p>
          </table:table-cell>
          <table:table-cell office:value-type="float" office:value="37159" table:style-name="ce11">
            <text:p>37,159</text:p>
          </table:table-cell>
          <table:table-cell office:value-type="float" office:value="18593" table:style-name="ce11">
            <text:p>18,593</text:p>
          </table:table-cell>
          <table:table-cell office:value-type="float" office:value="18566" table:style-name="ce10">
            <text:p>18,5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243" table:style-name="ce52">
            <text:p>10,243</text:p>
          </table:table-cell>
          <table:table-cell office:value-type="float" office:value="30406" table:style-name="ce11">
            <text:p>30,406</text:p>
          </table:table-cell>
          <table:table-cell office:value-type="float" office:value="15636" table:style-name="ce11">
            <text:p>15,636</text:p>
          </table:table-cell>
          <table:table-cell office:value-type="float" office:value="14770" table:style-name="ce10">
            <text:p>14,7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21" table:style-name="ce52">
            <text:p>2,721</text:p>
          </table:table-cell>
          <table:table-cell office:value-type="float" office:value="7245" table:style-name="ce11">
            <text:p>7,245</text:p>
          </table:table-cell>
          <table:table-cell office:value-type="float" office:value="3794" table:style-name="ce11">
            <text:p>3,794</text:p>
          </table:table-cell>
          <table:table-cell office:value-type="float" office:value="3451" table:style-name="ce10">
            <text:p>3,4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5" table:style-name="ce52">
            <text:p>5,155</text:p>
          </table:table-cell>
          <table:table-cell office:value-type="float" office:value="13898" table:style-name="ce11">
            <text:p>13,898</text:p>
          </table:table-cell>
          <table:table-cell office:value-type="float" office:value="7168" table:style-name="ce11">
            <text:p>7,168</text:p>
          </table:table-cell>
          <table:table-cell office:value-type="float" office:value="6730" table:style-name="ce10">
            <text:p>6,7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4" table:style-name="ce52">
            <text:p>3,504</text:p>
          </table:table-cell>
          <table:table-cell office:value-type="float" office:value="9412" table:style-name="ce11">
            <text:p>9,412</text:p>
          </table:table-cell>
          <table:table-cell office:value-type="float" office:value="4977" table:style-name="ce11">
            <text:p>4,977</text:p>
          </table:table-cell>
          <table:table-cell office:value-type="float" office:value="4435" table:style-name="ce10">
            <text:p>4,4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56" table:style-name="ce52">
            <text:p>2,856</text:p>
          </table:table-cell>
          <table:table-cell office:value-type="float" office:value="8652" table:style-name="ce11">
            <text:p>8,652</text:p>
          </table:table-cell>
          <table:table-cell office:value-type="float" office:value="4659" table:style-name="ce11">
            <text:p>4,659</text:p>
          </table:table-cell>
          <table:table-cell office:value-type="float" office:value="3993" table:style-name="ce10">
            <text:p>3,9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47" table:style-name="ce52">
            <text:p>1,947</text:p>
          </table:table-cell>
          <table:table-cell office:value-type="float" office:value="4736" table:style-name="ce11">
            <text:p>4,736</text:p>
          </table:table-cell>
          <table:table-cell office:value-type="float" office:value="2660" table:style-name="ce11">
            <text:p>2,660</text:p>
          </table:table-cell>
          <table:table-cell office:value-type="float" office:value="2076" table:style-name="ce10">
            <text:p>2,0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058" table:style-name="ce52">
            <text:p>28,058</text:p>
          </table:table-cell>
          <table:table-cell office:value-type="float" office:value="75985" table:style-name="ce11">
            <text:p>75,985</text:p>
          </table:table-cell>
          <table:table-cell office:value-type="float" office:value="38392" table:style-name="ce11">
            <text:p>38,392</text:p>
          </table:table-cell>
          <table:table-cell office:value-type="float" office:value="37593" table:style-name="ce10">
            <text:p>37,5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917" table:style-name="ce52">
            <text:p>22,917</text:p>
          </table:table-cell>
          <table:table-cell office:value-type="float" office:value="68233" table:style-name="ce11">
            <text:p>68,233</text:p>
          </table:table-cell>
          <table:table-cell office:value-type="float" office:value="34565" table:style-name="ce11">
            <text:p>34,565</text:p>
          </table:table-cell>
          <table:table-cell office:value-type="float" office:value="33668" table:style-name="ce10">
            <text:p>33,6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295" table:style-name="ce52">
            <text:p>11,295</text:p>
          </table:table-cell>
          <table:table-cell office:value-type="float" office:value="34259" table:style-name="ce11">
            <text:p>34,259</text:p>
          </table:table-cell>
          <table:table-cell office:value-type="float" office:value="17639" table:style-name="ce11">
            <text:p>17,639</text:p>
          </table:table-cell>
          <table:table-cell office:value-type="float" office:value="16620" table:style-name="ce10">
            <text:p>16,6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3" table:style-name="ce52">
            <text:p>1,533</text:p>
          </table:table-cell>
          <table:table-cell office:value-type="float" office:value="3962" table:style-name="ce11">
            <text:p>3,962</text:p>
          </table:table-cell>
          <table:table-cell office:value-type="float" office:value="2126" table:style-name="ce11">
            <text:p>2,126</text:p>
          </table:table-cell>
          <table:table-cell office:value-type="float" office:value="1836" table:style-name="ce10">
            <text:p>1,8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5848" table:style-name="ce52">
            <text:p>85,848</text:p>
          </table:table-cell>
          <table:table-cell office:value-type="float" office:value="235157" table:style-name="ce11">
            <text:p>235,157</text:p>
          </table:table-cell>
          <table:table-cell office:value-type="float" office:value="115604" table:style-name="ce11">
            <text:p>115,604</text:p>
          </table:table-cell>
          <table:table-cell office:value-type="float" office:value="119553" table:style-name="ce10">
            <text:p>119,5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301" table:style-name="ce52">
            <text:p>72,301</text:p>
          </table:table-cell>
          <table:table-cell office:value-type="float" office:value="186057" table:style-name="ce11">
            <text:p>186,057</text:p>
          </table:table-cell>
          <table:table-cell office:value-type="float" office:value="89050" table:style-name="ce11">
            <text:p>89,050</text:p>
          </table:table-cell>
          <table:table-cell office:value-type="float" office:value="97007" table:style-name="ce10">
            <text:p>97,0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459" table:style-name="ce52">
            <text:p>46,459</text:p>
          </table:table-cell>
          <table:table-cell office:value-type="float" office:value="125011" table:style-name="ce11">
            <text:p>125,011</text:p>
          </table:table-cell>
          <table:table-cell office:value-type="float" office:value="61712" table:style-name="ce11">
            <text:p>61,712</text:p>
          </table:table-cell>
          <table:table-cell office:value-type="float" office:value="63299" table:style-name="ce10">
            <text:p>63,2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326" table:style-name="ce52">
            <text:p>51,326</text:p>
          </table:table-cell>
          <table:table-cell office:value-type="float" office:value="131776" table:style-name="ce11">
            <text:p>131,776</text:p>
          </table:table-cell>
          <table:table-cell office:value-type="float" office:value="63955" table:style-name="ce11">
            <text:p>63,955</text:p>
          </table:table-cell>
          <table:table-cell office:value-type="float" office:value="67821" table:style-name="ce10">
            <text:p>67,8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309" table:style-name="ce52">
            <text:p>64,309</text:p>
          </table:table-cell>
          <table:table-cell office:value-type="float" office:value="193786" table:style-name="ce11">
            <text:p>193,786</text:p>
          </table:table-cell>
          <table:table-cell office:value-type="float" office:value="97655" table:style-name="ce11">
            <text:p>97,655</text:p>
          </table:table-cell>
          <table:table-cell office:value-type="float" office:value="96131" table:style-name="ce10">
            <text:p>96,1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203" table:style-name="ce52">
            <text:p>26,203</text:p>
          </table:table-cell>
          <table:table-cell office:value-type="float" office:value="66980" table:style-name="ce11">
            <text:p>66,980</text:p>
          </table:table-cell>
          <table:table-cell office:value-type="float" office:value="31804" table:style-name="ce11">
            <text:p>31,804</text:p>
          </table:table-cell>
          <table:table-cell office:value-type="float" office:value="35176" table:style-name="ce10">
            <text:p>35,17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1858" table:style-name="ce53">
            <text:p>31,858</text:p>
          </table:table-cell>
          <table:table-cell office:value-type="float" office:value="78276" table:style-name="ce18">
            <text:p>78,276</text:p>
          </table:table-cell>
          <table:table-cell office:value-type="float" office:value="37771" table:style-name="ce18">
            <text:p>37,771</text:p>
          </table:table-cell>
          <table:table-cell office:value-type="float" office:value="40505" table:style-name="ce17">
            <text:p>40,505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69900" table:style-name="ce71">
            <text:p>169,900</text:p>
          </table:table-cell>
          <table:table-cell office:value-type="float" office:value="454706" table:style-name="ce79">
            <text:p>454,706</text:p>
          </table:table-cell>
          <table:table-cell office:value-type="float" office:value="229638" table:style-name="ce79">
            <text:p>229,638</text:p>
          </table:table-cell>
          <table:table-cell office:value-type="float" office:value="225068" table:style-name="ce73">
            <text:p>225,0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613" table:style-name="ce52">
            <text:p>36,613</text:p>
          </table:table-cell>
          <table:table-cell office:value-type="float" office:value="95727" table:style-name="ce11">
            <text:p>95,727</text:p>
          </table:table-cell>
          <table:table-cell office:value-type="float" office:value="46607" table:style-name="ce11">
            <text:p>46,607</text:p>
          </table:table-cell>
          <table:table-cell office:value-type="float" office:value="49120" table:style-name="ce10">
            <text:p>49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553" table:style-name="ce52">
            <text:p>26,553</text:p>
          </table:table-cell>
          <table:table-cell office:value-type="float" office:value="72340" table:style-name="ce11">
            <text:p>72,340</text:p>
          </table:table-cell>
          <table:table-cell office:value-type="float" office:value="34219" table:style-name="ce11">
            <text:p>34,219</text:p>
          </table:table-cell>
          <table:table-cell office:value-type="float" office:value="38121" table:style-name="ce10">
            <text:p>38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10" table:style-name="ce52">
            <text:p>14,210</text:p>
          </table:table-cell>
          <table:table-cell office:value-type="float" office:value="39353" table:style-name="ce11">
            <text:p>39,353</text:p>
          </table:table-cell>
          <table:table-cell office:value-type="float" office:value="20063" table:style-name="ce11">
            <text:p>20,063</text:p>
          </table:table-cell>
          <table:table-cell office:value-type="float" office:value="19290" table:style-name="ce10">
            <text:p>19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04" table:style-name="ce52">
            <text:p>10,304</text:p>
          </table:table-cell>
          <table:table-cell office:value-type="float" office:value="29050" table:style-name="ce11">
            <text:p>29,050</text:p>
          </table:table-cell>
          <table:table-cell office:value-type="float" office:value="14976" table:style-name="ce11">
            <text:p>14,976</text:p>
          </table:table-cell>
          <table:table-cell office:value-type="float" office:value="14074" table:style-name="ce10">
            <text:p>14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185" table:style-name="ce52">
            <text:p>14,185</text:p>
          </table:table-cell>
          <table:table-cell office:value-type="float" office:value="35460" table:style-name="ce11">
            <text:p>35,460</text:p>
          </table:table-cell>
          <table:table-cell office:value-type="float" office:value="18408" table:style-name="ce11">
            <text:p>18,408</text:p>
          </table:table-cell>
          <table:table-cell office:value-type="float" office:value="17052" table:style-name="ce10">
            <text:p>17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955" table:style-name="ce52">
            <text:p>8,955</text:p>
          </table:table-cell>
          <table:table-cell office:value-type="float" office:value="24335" table:style-name="ce11">
            <text:p>24,335</text:p>
          </table:table-cell>
          <table:table-cell office:value-type="float" office:value="12828" table:style-name="ce11">
            <text:p>12,828</text:p>
          </table:table-cell>
          <table:table-cell office:value-type="float" office:value="11507" table:style-name="ce10">
            <text:p>11,5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796" table:style-name="ce52">
            <text:p>11,796</text:p>
          </table:table-cell>
          <table:table-cell office:value-type="float" office:value="32264" table:style-name="ce11">
            <text:p>32,264</text:p>
          </table:table-cell>
          <table:table-cell office:value-type="float" office:value="17067" table:style-name="ce11">
            <text:p>17,067</text:p>
          </table:table-cell>
          <table:table-cell office:value-type="float" office:value="15197" table:style-name="ce10">
            <text:p>15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491" table:style-name="ce52">
            <text:p>19,491</text:p>
          </table:table-cell>
          <table:table-cell office:value-type="float" office:value="52979" table:style-name="ce11">
            <text:p>52,979</text:p>
          </table:table-cell>
          <table:table-cell office:value-type="float" office:value="27164" table:style-name="ce11">
            <text:p>27,164</text:p>
          </table:table-cell>
          <table:table-cell office:value-type="float" office:value="25815" table:style-name="ce10">
            <text:p>25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180" table:style-name="ce52">
            <text:p>15,180</text:p>
          </table:table-cell>
          <table:table-cell office:value-type="float" office:value="39697" table:style-name="ce11">
            <text:p>39,697</text:p>
          </table:table-cell>
          <table:table-cell office:value-type="float" office:value="20395" table:style-name="ce11">
            <text:p>20,395</text:p>
          </table:table-cell>
          <table:table-cell office:value-type="float" office:value="19302" table:style-name="ce10">
            <text:p>19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690" table:style-name="ce52">
            <text:p>8,690</text:p>
          </table:table-cell>
          <table:table-cell office:value-type="float" office:value="21381" table:style-name="ce11">
            <text:p>21,381</text:p>
          </table:table-cell>
          <table:table-cell office:value-type="float" office:value="11510" table:style-name="ce11">
            <text:p>11,510</text:p>
          </table:table-cell>
          <table:table-cell office:value-type="float" office:value="9871" table:style-name="ce10">
            <text:p>9,8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42" table:style-name="ce52">
            <text:p>1,942</text:p>
          </table:table-cell>
          <table:table-cell office:value-type="float" office:value="6149" table:style-name="ce11">
            <text:p>6,149</text:p>
          </table:table-cell>
          <table:table-cell office:value-type="float" office:value="3301" table:style-name="ce11">
            <text:p>3,301</text:p>
          </table:table-cell>
          <table:table-cell office:value-type="float" office:value="2848" table:style-name="ce10">
            <text:p>2,8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81" table:style-name="ce53">
            <text:p>1,981</text:p>
          </table:table-cell>
          <table:table-cell office:value-type="float" office:value="5971" table:style-name="ce18">
            <text:p>5,971</text:p>
          </table:table-cell>
          <table:table-cell office:value-type="float" office:value="3100" table:style-name="ce18">
            <text:p>3,100</text:p>
          </table:table-cell>
          <table:table-cell office:value-type="float" office:value="2871" table:style-name="ce17">
            <text:p>2,87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8年06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4">
            <text:p>區 <text:s/>域 <text:s/>別</text:p>
          </table:table-cell>
          <table:table-cell office:value-type="string" table:number-columns-spanned="1" table:number-rows-spanned="2" table:style-name="ce116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197610" table:style-name="ce71">
            <text:p>197,610</text:p>
          </table:table-cell>
          <table:table-cell office:value-type="float" office:value="559734" table:style-name="ce79">
            <text:p>559,734</text:p>
          </table:table-cell>
          <table:table-cell office:value-type="float" office:value="285742" table:style-name="ce79">
            <text:p>285,742</text:p>
          </table:table-cell>
          <table:table-cell office:value-type="float" office:value="273992" table:style-name="ce73">
            <text:p>273,99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0192" table:style-name="ce52">
            <text:p>70,192</text:p>
          </table:table-cell>
          <table:table-cell office:value-type="float" office:value="190945" table:style-name="ce11">
            <text:p>190,945</text:p>
          </table:table-cell>
          <table:table-cell office:value-type="float" office:value="95019" table:style-name="ce11">
            <text:p>95,019</text:p>
          </table:table-cell>
          <table:table-cell office:value-type="float" office:value="95926" table:style-name="ce10">
            <text:p>95,92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67" table:style-name="ce52">
            <text:p>9,367</text:p>
          </table:table-cell>
          <table:table-cell office:value-type="float" office:value="28227" table:style-name="ce49">
            <text:p>28,227</text:p>
          </table:table-cell>
          <table:table-cell office:value-type="float" office:value="15142" table:style-name="ce11">
            <text:p>15,142</text:p>
          </table:table-cell>
          <table:table-cell office:value-type="float" office:value="13085" table:style-name="ce10">
            <text:p>13,08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17" table:style-name="ce52">
            <text:p>10,817</text:p>
          </table:table-cell>
          <table:table-cell office:value-type="float" office:value="32986" table:style-name="ce49">
            <text:p>32,986</text:p>
          </table:table-cell>
          <table:table-cell office:value-type="float" office:value="17552" table:style-name="ce11">
            <text:p>17,552</text:p>
          </table:table-cell>
          <table:table-cell office:value-type="float" office:value="15434" table:style-name="ce10">
            <text:p>15,43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290" table:style-name="ce52">
            <text:p>34,290</text:p>
          </table:table-cell>
          <table:table-cell office:value-type="float" office:value="96369" table:style-name="ce49">
            <text:p>96,369</text:p>
          </table:table-cell>
          <table:table-cell office:value-type="float" office:value="48387" table:style-name="ce11">
            <text:p>48,387</text:p>
          </table:table-cell>
          <table:table-cell office:value-type="float" office:value="47982" table:style-name="ce10">
            <text:p>47,98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264" table:style-name="ce52">
            <text:p>27,264</text:p>
          </table:table-cell>
          <table:table-cell office:value-type="float" office:value="77677" table:style-name="ce49">
            <text:p>77,677</text:p>
          </table:table-cell>
          <table:table-cell office:value-type="float" office:value="39320" table:style-name="ce11">
            <text:p>39,320</text:p>
          </table:table-cell>
          <table:table-cell office:value-type="float" office:value="38357" table:style-name="ce10">
            <text:p>38,35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13" table:style-name="ce52">
            <text:p>4,413</text:p>
          </table:table-cell>
          <table:table-cell office:value-type="float" office:value="12855" table:style-name="ce49">
            <text:p>12,855</text:p>
          </table:table-cell>
          <table:table-cell office:value-type="float" office:value="6970" table:style-name="ce11">
            <text:p>6,970</text:p>
          </table:table-cell>
          <table:table-cell office:value-type="float" office:value="5885" table:style-name="ce10">
            <text:p>5,88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8980" table:style-name="ce52">
            <text:p>18,980</text:p>
          </table:table-cell>
          <table:table-cell office:value-type="float" office:value="57150" table:style-name="ce49">
            <text:p>57,150</text:p>
          </table:table-cell>
          <table:table-cell office:value-type="float" office:value="29293" table:style-name="ce11">
            <text:p>29,293</text:p>
          </table:table-cell>
          <table:table-cell office:value-type="float" office:value="27857" table:style-name="ce10">
            <text:p>27,85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666" table:style-name="ce52">
            <text:p>6,666</text:p>
          </table:table-cell>
          <table:table-cell office:value-type="float" office:value="19947" table:style-name="ce49">
            <text:p>19,947</text:p>
          </table:table-cell>
          <table:table-cell office:value-type="float" office:value="10558" table:style-name="ce11">
            <text:p>10,558</text:p>
          </table:table-cell>
          <table:table-cell office:value-type="float" office:value="9389" table:style-name="ce10">
            <text:p>9,38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743" table:style-name="ce52">
            <text:p>5,743</text:p>
          </table:table-cell>
          <table:table-cell office:value-type="float" office:value="14560" table:style-name="ce49">
            <text:p>14,560</text:p>
          </table:table-cell>
          <table:table-cell office:value-type="float" office:value="7905" table:style-name="ce11">
            <text:p>7,905</text:p>
          </table:table-cell>
          <table:table-cell office:value-type="float" office:value="6655" table:style-name="ce10">
            <text:p>6,65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5" table:style-name="ce52">
            <text:p>3,135</text:p>
          </table:table-cell>
          <table:table-cell office:value-type="float" office:value="9243" table:style-name="ce49">
            <text:p>9,243</text:p>
          </table:table-cell>
          <table:table-cell office:value-type="float" office:value="5020" table:style-name="ce11">
            <text:p>5,020</text:p>
          </table:table-cell>
          <table:table-cell office:value-type="float" office:value="4223" table:style-name="ce10">
            <text:p>4,22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2" table:style-name="ce52">
            <text:p>2,072</text:p>
          </table:table-cell>
          <table:table-cell office:value-type="float" office:value="5529" table:style-name="ce49">
            <text:p>5,529</text:p>
          </table:table-cell>
          <table:table-cell office:value-type="float" office:value="3044" table:style-name="ce11">
            <text:p>3,044</text:p>
          </table:table-cell>
          <table:table-cell office:value-type="float" office:value="2485" table:style-name="ce10">
            <text:p>2,485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05" table:style-name="ce52">
            <text:p>2,905</text:p>
          </table:table-cell>
          <table:table-cell office:value-type="float" office:value="9597" table:style-name="ce49">
            <text:p>9,597</text:p>
          </table:table-cell>
          <table:table-cell office:value-type="float" office:value="5036" table:style-name="ce11">
            <text:p>5,036</text:p>
          </table:table-cell>
          <table:table-cell office:value-type="float" office:value="4561" table:style-name="ce10">
            <text:p>4,561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6" table:style-name="ce53">
            <text:p>1,766</text:p>
          </table:table-cell>
          <table:table-cell office:value-type="float" office:value="4649" table:style-name="ce51">
            <text:p>4,649</text:p>
          </table:table-cell>
          <table:table-cell office:value-type="float" office:value="2496" table:style-name="ce18">
            <text:p>2,496</text:p>
          </table:table-cell>
          <table:table-cell office:value-type="float" office:value="2153" table:style-name="ce17">
            <text:p>2,15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number-columns-spanned="3" table:number-rows-spanned="1" table:style-name="ce1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0098" table:style-name="ce71">
            <text:p>190,098</text:p>
          </table:table-cell>
          <table:table-cell office:value-type="float" office:value="546690" table:style-name="ce79">
            <text:p>546,690</text:p>
          </table:table-cell>
          <table:table-cell office:value-type="float" office:value="282025" table:style-name="ce79">
            <text:p>282,025</text:p>
          </table:table-cell>
          <table:table-cell office:value-type="float" office:value="264665" table:style-name="ce73">
            <text:p>264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654" table:style-name="ce52">
            <text:p>31,654</text:p>
          </table:table-cell>
          <table:table-cell office:value-type="float" office:value="88089" table:style-name="ce11">
            <text:p>88,089</text:p>
          </table:table-cell>
          <table:table-cell office:value-type="float" office:value="43961" table:style-name="ce11">
            <text:p>43,961</text:p>
          </table:table-cell>
          <table:table-cell office:value-type="float" office:value="44128" table:style-name="ce10">
            <text:p>44,12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5837" table:style-name="ce52">
            <text:p>35,837</text:p>
          </table:table-cell>
          <table:table-cell office:value-type="float" office:value="103275" table:style-name="ce11">
            <text:p>103,275</text:p>
          </table:table-cell>
          <table:table-cell office:value-type="float" office:value="52089" table:style-name="ce11">
            <text:p>52,089</text:p>
          </table:table-cell>
          <table:table-cell office:value-type="float" office:value="51186" table:style-name="ce10">
            <text:p>51,18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771" table:style-name="ce52">
            <text:p>14,771</text:p>
          </table:table-cell>
          <table:table-cell office:value-type="float" office:value="44970" table:style-name="ce11">
            <text:p>44,970</text:p>
          </table:table-cell>
          <table:table-cell office:value-type="float" office:value="23450" table:style-name="ce11">
            <text:p>23,450</text:p>
          </table:table-cell>
          <table:table-cell office:value-type="float" office:value="21520" table:style-name="ce10">
            <text:p>21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5" table:style-name="ce52">
            <text:p>11,535</text:p>
          </table:table-cell>
          <table:table-cell office:value-type="float" office:value="33684" table:style-name="ce11">
            <text:p>33,684</text:p>
          </table:table-cell>
          <table:table-cell office:value-type="float" office:value="17826" table:style-name="ce11">
            <text:p>17,826</text:p>
          </table:table-cell>
          <table:table-cell office:value-type="float" office:value="15858" table:style-name="ce10">
            <text:p>15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191" table:style-name="ce52">
            <text:p>30,191</text:p>
          </table:table-cell>
          <table:table-cell office:value-type="float" office:value="86297" table:style-name="ce11">
            <text:p>86,297</text:p>
          </table:table-cell>
          <table:table-cell office:value-type="float" office:value="43547" table:style-name="ce11">
            <text:p>43,547</text:p>
          </table:table-cell>
          <table:table-cell office:value-type="float" office:value="42750" table:style-name="ce10">
            <text:p>42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03" table:style-name="ce52">
            <text:p>12,003</text:p>
          </table:table-cell>
          <table:table-cell office:value-type="float" office:value="35922" table:style-name="ce11">
            <text:p>35,922</text:p>
          </table:table-cell>
          <table:table-cell office:value-type="float" office:value="19043" table:style-name="ce11">
            <text:p>19,043</text:p>
          </table:table-cell>
          <table:table-cell office:value-type="float" office:value="16879" table:style-name="ce10">
            <text:p>16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79" table:style-name="ce52">
            <text:p>5,979</text:p>
          </table:table-cell>
          <table:table-cell office:value-type="float" office:value="16529" table:style-name="ce11">
            <text:p>16,529</text:p>
          </table:table-cell>
          <table:table-cell office:value-type="float" office:value="8652" table:style-name="ce11">
            <text:p>8,652</text:p>
          </table:table-cell>
          <table:table-cell office:value-type="float" office:value="7877" table:style-name="ce10">
            <text:p>7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45" table:style-name="ce52">
            <text:p>5,345</text:p>
          </table:table-cell>
          <table:table-cell office:value-type="float" office:value="14348" table:style-name="ce11">
            <text:p>14,348</text:p>
          </table:table-cell>
          <table:table-cell office:value-type="float" office:value="7604" table:style-name="ce11">
            <text:p>7,604</text:p>
          </table:table-cell>
          <table:table-cell office:value-type="float" office:value="6744" table:style-name="ce10">
            <text:p>6,7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96" table:style-name="ce52">
            <text:p>10,696</text:p>
          </table:table-cell>
          <table:table-cell office:value-type="float" office:value="32970" table:style-name="ce11">
            <text:p>32,970</text:p>
          </table:table-cell>
          <table:table-cell office:value-type="float" office:value="17204" table:style-name="ce11">
            <text:p>17,204</text:p>
          </table:table-cell>
          <table:table-cell office:value-type="float" office:value="15766" table:style-name="ce10">
            <text:p>15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7" table:style-name="ce52">
            <text:p>6,117</text:p>
          </table:table-cell>
          <table:table-cell office:value-type="float" office:value="17760" table:style-name="ce11">
            <text:p>17,760</text:p>
          </table:table-cell>
          <table:table-cell office:value-type="float" office:value="9435" table:style-name="ce11">
            <text:p>9,435</text:p>
          </table:table-cell>
          <table:table-cell office:value-type="float" office:value="8325" table:style-name="ce10">
            <text:p>8,3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34" table:style-name="ce52">
            <text:p>3,934</text:p>
          </table:table-cell>
          <table:table-cell office:value-type="float" office:value="9892" table:style-name="ce11">
            <text:p>9,892</text:p>
          </table:table-cell>
          <table:table-cell office:value-type="float" office:value="5427" table:style-name="ce11">
            <text:p>5,427</text:p>
          </table:table-cell>
          <table:table-cell office:value-type="float" office:value="4465" table:style-name="ce10">
            <text:p>4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6" table:style-name="ce52">
            <text:p>3,646</text:p>
          </table:table-cell>
          <table:table-cell office:value-type="float" office:value="10572" table:style-name="ce11">
            <text:p>10,572</text:p>
          </table:table-cell>
          <table:table-cell office:value-type="float" office:value="5604" table:style-name="ce11">
            <text:p>5,604</text:p>
          </table:table-cell>
          <table:table-cell office:value-type="float" office:value="4968" table:style-name="ce10">
            <text:p>4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44" table:style-name="ce52">
            <text:p>5,544</text:p>
          </table:table-cell>
          <table:table-cell office:value-type="float" office:value="16085" table:style-name="ce11">
            <text:p>16,085</text:p>
          </table:table-cell>
          <table:table-cell office:value-type="float" office:value="8504" table:style-name="ce11">
            <text:p>8,504</text:p>
          </table:table-cell>
          <table:table-cell office:value-type="float" office:value="7581" table:style-name="ce10">
            <text:p>7,5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4" table:style-name="ce52">
            <text:p>2,634</text:p>
          </table:table-cell>
          <table:table-cell office:value-type="float" office:value="6957" table:style-name="ce11">
            <text:p>6,957</text:p>
          </table:table-cell>
          <table:table-cell office:value-type="float" office:value="3888" table:style-name="ce11">
            <text:p>3,888</text:p>
          </table:table-cell>
          <table:table-cell office:value-type="float" office:value="3069" table:style-name="ce10">
            <text:p>3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1" table:style-name="ce52">
            <text:p>4,131</text:p>
          </table:table-cell>
          <table:table-cell office:value-type="float" office:value="12564" table:style-name="ce11">
            <text:p>12,564</text:p>
          </table:table-cell>
          <table:table-cell office:value-type="float" office:value="6640" table:style-name="ce11">
            <text:p>6,640</text:p>
          </table:table-cell>
          <table:table-cell office:value-type="float" office:value="5924" table:style-name="ce10">
            <text:p>5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73" table:style-name="ce52">
            <text:p>2,373</text:p>
          </table:table-cell>
          <table:table-cell office:value-type="float" office:value="6582" table:style-name="ce11">
            <text:p>6,582</text:p>
          </table:table-cell>
          <table:table-cell office:value-type="float" office:value="3593" table:style-name="ce11">
            <text:p>3,593</text:p>
          </table:table-cell>
          <table:table-cell office:value-type="float" office:value="2989" table:style-name="ce10">
            <text:p>2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0" table:style-name="ce52">
            <text:p>1,720</text:p>
          </table:table-cell>
          <table:table-cell office:value-type="float" office:value="4265" table:style-name="ce11">
            <text:p>4,265</text:p>
          </table:table-cell>
          <table:table-cell office:value-type="float" office:value="2389" table:style-name="ce11">
            <text:p>2,389</text:p>
          </table:table-cell>
          <table:table-cell office:value-type="float" office:value="1876" table:style-name="ce10">
            <text:p>1,8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8" table:style-name="ce53">
            <text:p>1,988</text:p>
          </table:table-cell>
          <table:table-cell office:value-type="float" office:value="5929" table:style-name="ce18">
            <text:p>5,929</text:p>
          </table:table-cell>
          <table:table-cell office:value-type="float" office:value="3169" table:style-name="ce18">
            <text:p>3,169</text:p>
          </table:table-cell>
          <table:table-cell office:value-type="float" office:value="2760" table:style-name="ce17">
            <text:p>2,76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0815" table:style-name="ce71">
            <text:p>390,815</text:p>
          </table:table-cell>
          <table:table-cell office:value-type="float" office:value="1274724" table:style-name="ce79">
            <text:p>1,274,724</text:p>
          </table:table-cell>
          <table:table-cell office:value-type="float" office:value="648798" table:style-name="ce79">
            <text:p>648,798</text:p>
          </table:table-cell>
          <table:table-cell office:value-type="float" office:value="625926" table:style-name="ce73">
            <text:p>625,9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010" table:style-name="ce52">
            <text:p>77,010</text:p>
          </table:table-cell>
          <table:table-cell office:value-type="float" office:value="232402" table:style-name="ce11">
            <text:p>232,402</text:p>
          </table:table-cell>
          <table:table-cell office:value-type="float" office:value="114562" table:style-name="ce11">
            <text:p>114,562</text:p>
          </table:table-cell>
          <table:table-cell office:value-type="float" office:value="117840" table:style-name="ce10">
            <text:p>117,8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039" table:style-name="ce52">
            <text:p>40,039</text:p>
          </table:table-cell>
          <table:table-cell office:value-type="float" office:value="124863" table:style-name="ce11">
            <text:p>124,863</text:p>
          </table:table-cell>
          <table:table-cell office:value-type="float" office:value="61980" table:style-name="ce11">
            <text:p>61,980</text:p>
          </table:table-cell>
          <table:table-cell office:value-type="float" office:value="62883" table:style-name="ce10">
            <text:p>62,883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848" table:style-name="ce52">
            <text:p>24,848</text:p>
          </table:table-cell>
          <table:table-cell office:value-type="float" office:value="86892" table:style-name="ce11">
            <text:p>86,892</text:p>
          </table:table-cell>
          <table:table-cell office:value-type="float" office:value="44125" table:style-name="ce11">
            <text:p>44,125</text:p>
          </table:table-cell>
          <table:table-cell office:value-type="float" office:value="42767" table:style-name="ce10">
            <text:p>42,7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094" table:style-name="ce52">
            <text:p>27,094</text:p>
          </table:table-cell>
          <table:table-cell office:value-type="float" office:value="90682" table:style-name="ce11">
            <text:p>90,682</text:p>
          </table:table-cell>
          <table:table-cell office:value-type="float" office:value="46095" table:style-name="ce11">
            <text:p>46,095</text:p>
          </table:table-cell>
          <table:table-cell office:value-type="float" office:value="44587" table:style-name="ce10">
            <text:p>44,5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18" table:style-name="ce52">
            <text:p>10,818</text:p>
          </table:table-cell>
          <table:table-cell office:value-type="float" office:value="33296" table:style-name="ce11">
            <text:p>33,296</text:p>
          </table:table-cell>
          <table:table-cell office:value-type="float" office:value="16770" table:style-name="ce11">
            <text:p>16,770</text:p>
          </table:table-cell>
          <table:table-cell office:value-type="float" office:value="16526" table:style-name="ce10">
            <text:p>16,5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458" table:style-name="ce52">
            <text:p>16,458</text:p>
          </table:table-cell>
          <table:table-cell office:value-type="float" office:value="55319" table:style-name="ce11">
            <text:p>55,319</text:p>
          </table:table-cell>
          <table:table-cell office:value-type="float" office:value="27977" table:style-name="ce11">
            <text:p>27,977</text:p>
          </table:table-cell>
          <table:table-cell office:value-type="float" office:value="27342" table:style-name="ce10">
            <text:p>27,3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254" table:style-name="ce52">
            <text:p>13,254</text:p>
          </table:table-cell>
          <table:table-cell office:value-type="float" office:value="41441" table:style-name="ce11">
            <text:p>41,441</text:p>
          </table:table-cell>
          <table:table-cell office:value-type="float" office:value="21290" table:style-name="ce11">
            <text:p>21,290</text:p>
          </table:table-cell>
          <table:table-cell office:value-type="float" office:value="20151" table:style-name="ce10">
            <text:p>20,1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40" table:style-name="ce52">
            <text:p>15,140</text:p>
          </table:table-cell>
          <table:table-cell office:value-type="float" office:value="50295" table:style-name="ce11">
            <text:p>50,295</text:p>
          </table:table-cell>
          <table:table-cell office:value-type="float" office:value="25862" table:style-name="ce11">
            <text:p>25,862</text:p>
          </table:table-cell>
          <table:table-cell office:value-type="float" office:value="24433" table:style-name="ce10">
            <text:p>24,4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59" table:style-name="ce52">
            <text:p>4,459</text:p>
          </table:table-cell>
          <table:table-cell office:value-type="float" office:value="16832" table:style-name="ce11">
            <text:p>16,832</text:p>
          </table:table-cell>
          <table:table-cell office:value-type="float" office:value="8641" table:style-name="ce11">
            <text:p>8,641</text:p>
          </table:table-cell>
          <table:table-cell office:value-type="float" office:value="8191" table:style-name="ce10">
            <text:p>8,1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212" table:style-name="ce52">
            <text:p>10,212</text:p>
          </table:table-cell>
          <table:table-cell office:value-type="float" office:value="37237" table:style-name="ce11">
            <text:p>37,237</text:p>
          </table:table-cell>
          <table:table-cell office:value-type="float" office:value="18951" table:style-name="ce11">
            <text:p>18,951</text:p>
          </table:table-cell>
          <table:table-cell office:value-type="float" office:value="18286" table:style-name="ce10">
            <text:p>18,2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044" table:style-name="ce52">
            <text:p>13,044</text:p>
          </table:table-cell>
          <table:table-cell office:value-type="float" office:value="46869" table:style-name="ce11">
            <text:p>46,869</text:p>
          </table:table-cell>
          <table:table-cell office:value-type="float" office:value="24378" table:style-name="ce11">
            <text:p>24,378</text:p>
          </table:table-cell>
          <table:table-cell office:value-type="float" office:value="22491" table:style-name="ce10">
            <text:p>22,4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893" table:style-name="ce52">
            <text:p>10,893</text:p>
          </table:table-cell>
          <table:table-cell office:value-type="float" office:value="39171" table:style-name="ce11">
            <text:p>39,171</text:p>
          </table:table-cell>
          <table:table-cell office:value-type="float" office:value="20204" table:style-name="ce11">
            <text:p>20,204</text:p>
          </table:table-cell>
          <table:table-cell office:value-type="float" office:value="18967" table:style-name="ce10">
            <text:p>18,9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46" table:style-name="ce52">
            <text:p>14,246</text:p>
          </table:table-cell>
          <table:table-cell office:value-type="float" office:value="45681" table:style-name="ce11">
            <text:p>45,681</text:p>
          </table:table-cell>
          <table:table-cell office:value-type="float" office:value="23465" table:style-name="ce11">
            <text:p>23,465</text:p>
          </table:table-cell>
          <table:table-cell office:value-type="float" office:value="22216" table:style-name="ce10">
            <text:p>22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13" table:style-name="ce52">
            <text:p>6,813</text:p>
          </table:table-cell>
          <table:table-cell office:value-type="float" office:value="23400" table:style-name="ce11">
            <text:p>23,400</text:p>
          </table:table-cell>
          <table:table-cell office:value-type="float" office:value="12303" table:style-name="ce11">
            <text:p>12,303</text:p>
          </table:table-cell>
          <table:table-cell office:value-type="float" office:value="11097" table:style-name="ce10">
            <text:p>11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255" table:style-name="ce52">
            <text:p>11,255</text:p>
          </table:table-cell>
          <table:table-cell office:value-type="float" office:value="36994" table:style-name="ce11">
            <text:p>36,994</text:p>
          </table:table-cell>
          <table:table-cell office:value-type="float" office:value="19092" table:style-name="ce11">
            <text:p>19,092</text:p>
          </table:table-cell>
          <table:table-cell office:value-type="float" office:value="17902" table:style-name="ce10">
            <text:p>17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47" table:style-name="ce52">
            <text:p>9,147</text:p>
          </table:table-cell>
          <table:table-cell office:value-type="float" office:value="32319" table:style-name="ce11">
            <text:p>32,319</text:p>
          </table:table-cell>
          <table:table-cell office:value-type="float" office:value="16995" table:style-name="ce11">
            <text:p>16,995</text:p>
          </table:table-cell>
          <table:table-cell office:value-type="float" office:value="15324" table:style-name="ce10">
            <text:p>15,3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06" table:style-name="ce52">
            <text:p>10,806</text:p>
          </table:table-cell>
          <table:table-cell office:value-type="float" office:value="34722" table:style-name="ce11">
            <text:p>34,722</text:p>
          </table:table-cell>
          <table:table-cell office:value-type="float" office:value="17863" table:style-name="ce11">
            <text:p>17,863</text:p>
          </table:table-cell>
          <table:table-cell office:value-type="float" office:value="16859" table:style-name="ce10">
            <text:p>16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45" table:style-name="ce52">
            <text:p>10,945</text:p>
          </table:table-cell>
          <table:table-cell office:value-type="float" office:value="36799" table:style-name="ce11">
            <text:p>36,799</text:p>
          </table:table-cell>
          <table:table-cell office:value-type="float" office:value="19047" table:style-name="ce11">
            <text:p>19,047</text:p>
          </table:table-cell>
          <table:table-cell office:value-type="float" office:value="17752" table:style-name="ce10">
            <text:p>17,7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76" table:style-name="ce52">
            <text:p>12,976</text:p>
          </table:table-cell>
          <table:table-cell office:value-type="float" office:value="42725" table:style-name="ce11">
            <text:p>42,725</text:p>
          </table:table-cell>
          <table:table-cell office:value-type="float" office:value="21927" table:style-name="ce11">
            <text:p>21,927</text:p>
          </table:table-cell>
          <table:table-cell office:value-type="float" office:value="20798" table:style-name="ce10">
            <text:p>20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6" table:style-name="ce52">
            <text:p>5,296</text:p>
          </table:table-cell>
          <table:table-cell office:value-type="float" office:value="14983" table:style-name="ce11">
            <text:p>14,983</text:p>
          </table:table-cell>
          <table:table-cell office:value-type="float" office:value="7872" table:style-name="ce11">
            <text:p>7,872</text:p>
          </table:table-cell>
          <table:table-cell office:value-type="float" office:value="7111" table:style-name="ce10">
            <text:p>7,1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97" table:style-name="ce52">
            <text:p>7,997</text:p>
          </table:table-cell>
          <table:table-cell office:value-type="float" office:value="27088" table:style-name="ce11">
            <text:p>27,088</text:p>
          </table:table-cell>
          <table:table-cell office:value-type="float" office:value="13973" table:style-name="ce11">
            <text:p>13,973</text:p>
          </table:table-cell>
          <table:table-cell office:value-type="float" office:value="13115" table:style-name="ce10">
            <text:p>13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10" table:style-name="ce52">
            <text:p>9,110</text:p>
          </table:table-cell>
          <table:table-cell office:value-type="float" office:value="30397" table:style-name="ce11">
            <text:p>30,397</text:p>
          </table:table-cell>
          <table:table-cell office:value-type="float" office:value="15698" table:style-name="ce11">
            <text:p>15,698</text:p>
          </table:table-cell>
          <table:table-cell office:value-type="float" office:value="14699" table:style-name="ce10">
            <text:p>14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6" table:style-name="ce52">
            <text:p>10,136</text:p>
          </table:table-cell>
          <table:table-cell office:value-type="float" office:value="33274" table:style-name="ce11">
            <text:p>33,274</text:p>
          </table:table-cell>
          <table:table-cell office:value-type="float" office:value="17558" table:style-name="ce11">
            <text:p>17,558</text:p>
          </table:table-cell>
          <table:table-cell office:value-type="float" office:value="15716" table:style-name="ce10">
            <text:p>15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26" table:style-name="ce52">
            <text:p>5,226</text:p>
          </table:table-cell>
          <table:table-cell office:value-type="float" office:value="16532" table:style-name="ce11">
            <text:p>16,532</text:p>
          </table:table-cell>
          <table:table-cell office:value-type="float" office:value="8919" table:style-name="ce11">
            <text:p>8,919</text:p>
          </table:table-cell>
          <table:table-cell office:value-type="float" office:value="7613" table:style-name="ce10">
            <text:p>7,6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6" table:style-name="ce52">
            <text:p>4,596</text:p>
          </table:table-cell>
          <table:table-cell office:value-type="float" office:value="14999" table:style-name="ce11">
            <text:p>14,999</text:p>
          </table:table-cell>
          <table:table-cell office:value-type="float" office:value="7850" table:style-name="ce11">
            <text:p>7,850</text:p>
          </table:table-cell>
          <table:table-cell office:value-type="float" office:value="7149" table:style-name="ce10">
            <text:p>7,14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97" table:style-name="ce53">
            <text:p>8,997</text:p>
          </table:table-cell>
          <table:table-cell office:value-type="float" office:value="29512" table:style-name="ce18">
            <text:p>29,512</text:p>
          </table:table-cell>
          <table:table-cell office:value-type="float" office:value="15401" table:style-name="ce18">
            <text:p>15,401</text:p>
          </table:table-cell>
          <table:table-cell office:value-type="float" office:value="14111" table:style-name="ce17">
            <text:p>14,111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8590" table:style-name="ce71">
            <text:p>178,590</text:p>
          </table:table-cell>
          <table:table-cell office:value-type="float" office:value="495283" table:style-name="ce79">
            <text:p>495,283</text:p>
          </table:table-cell>
          <table:table-cell office:value-type="float" office:value="253499" table:style-name="ce79">
            <text:p>253,499</text:p>
          </table:table-cell>
          <table:table-cell office:value-type="float" office:value="241784" table:style-name="ce73">
            <text:p>241,7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043" table:style-name="ce52">
            <text:p>35,043</text:p>
          </table:table-cell>
          <table:table-cell office:value-type="float" office:value="99364" table:style-name="ce11">
            <text:p>99,364</text:p>
          </table:table-cell>
          <table:table-cell office:value-type="float" office:value="49711" table:style-name="ce11">
            <text:p>49,711</text:p>
          </table:table-cell>
          <table:table-cell office:value-type="float" office:value="49653" table:style-name="ce10">
            <text:p>49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20" table:style-name="ce52">
            <text:p>29,020</text:p>
          </table:table-cell>
          <table:table-cell office:value-type="float" office:value="80218" table:style-name="ce11">
            <text:p>80,218</text:p>
          </table:table-cell>
          <table:table-cell office:value-type="float" office:value="39899" table:style-name="ce11">
            <text:p>39,899</text:p>
          </table:table-cell>
          <table:table-cell office:value-type="float" office:value="40319" table:style-name="ce10">
            <text:p>40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561" table:style-name="ce52">
            <text:p>33,561</text:p>
          </table:table-cell>
          <table:table-cell office:value-type="float" office:value="97291" table:style-name="ce11">
            <text:p>97,291</text:p>
          </table:table-cell>
          <table:table-cell office:value-type="float" office:value="49162" table:style-name="ce11">
            <text:p>49,162</text:p>
          </table:table-cell>
          <table:table-cell office:value-type="float" office:value="48129" table:style-name="ce10">
            <text:p>48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33" table:style-name="ce52">
            <text:p>20,133</text:p>
          </table:table-cell>
          <table:table-cell office:value-type="float" office:value="54157" table:style-name="ce11">
            <text:p>54,157</text:p>
          </table:table-cell>
          <table:table-cell office:value-type="float" office:value="27727" table:style-name="ce11">
            <text:p>27,727</text:p>
          </table:table-cell>
          <table:table-cell office:value-type="float" office:value="26430" table:style-name="ce10">
            <text:p>26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73" table:style-name="ce52">
            <text:p>4,273</text:p>
          </table:table-cell>
          <table:table-cell office:value-type="float" office:value="10687" table:style-name="ce11">
            <text:p>10,687</text:p>
          </table:table-cell>
          <table:table-cell office:value-type="float" office:value="5573" table:style-name="ce11">
            <text:p>5,573</text:p>
          </table:table-cell>
          <table:table-cell office:value-type="float" office:value="5114" table:style-name="ce10">
            <text:p>5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30" table:style-name="ce52">
            <text:p>12,630</text:p>
          </table:table-cell>
          <table:table-cell office:value-type="float" office:value="38092" table:style-name="ce11">
            <text:p>38,092</text:p>
          </table:table-cell>
          <table:table-cell office:value-type="float" office:value="20092" table:style-name="ce11">
            <text:p>20,092</text:p>
          </table:table-cell>
          <table:table-cell office:value-type="float" office:value="18000" table:style-name="ce10">
            <text:p>18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75" table:style-name="ce52">
            <text:p>8,075</text:p>
          </table:table-cell>
          <table:table-cell office:value-type="float" office:value="17555" table:style-name="ce11">
            <text:p>17,555</text:p>
          </table:table-cell>
          <table:table-cell office:value-type="float" office:value="9348" table:style-name="ce11">
            <text:p>9,348</text:p>
          </table:table-cell>
          <table:table-cell office:value-type="float" office:value="8207" table:style-name="ce10">
            <text:p>8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11" table:style-name="ce52">
            <text:p>5,611</text:p>
          </table:table-cell>
          <table:table-cell office:value-type="float" office:value="14604" table:style-name="ce11">
            <text:p>14,604</text:p>
          </table:table-cell>
          <table:table-cell office:value-type="float" office:value="7922" table:style-name="ce11">
            <text:p>7,922</text:p>
          </table:table-cell>
          <table:table-cell office:value-type="float" office:value="6682" table:style-name="ce10">
            <text:p>6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2" table:style-name="ce52">
            <text:p>5,752</text:p>
          </table:table-cell>
          <table:table-cell office:value-type="float" office:value="15680" table:style-name="ce11">
            <text:p>15,680</text:p>
          </table:table-cell>
          <table:table-cell office:value-type="float" office:value="8268" table:style-name="ce11">
            <text:p>8,268</text:p>
          </table:table-cell>
          <table:table-cell office:value-type="float" office:value="7412" table:style-name="ce10">
            <text:p>7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70" table:style-name="ce52">
            <text:p>7,270</text:p>
          </table:table-cell>
          <table:table-cell office:value-type="float" office:value="18400" table:style-name="ce11">
            <text:p>18,400</text:p>
          </table:table-cell>
          <table:table-cell office:value-type="float" office:value="9941" table:style-name="ce11">
            <text:p>9,941</text:p>
          </table:table-cell>
          <table:table-cell office:value-type="float" office:value="8459" table:style-name="ce10">
            <text:p>8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0" table:style-name="ce52">
            <text:p>7,080</text:p>
          </table:table-cell>
          <table:table-cell office:value-type="float" office:value="17361" table:style-name="ce11">
            <text:p>17,361</text:p>
          </table:table-cell>
          <table:table-cell office:value-type="float" office:value="9089" table:style-name="ce11">
            <text:p>9,089</text:p>
          </table:table-cell>
          <table:table-cell office:value-type="float" office:value="8272" table:style-name="ce10">
            <text:p>8,2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67" table:style-name="ce52">
            <text:p>5,267</text:p>
          </table:table-cell>
          <table:table-cell office:value-type="float" office:value="16047" table:style-name="ce11">
            <text:p>16,047</text:p>
          </table:table-cell>
          <table:table-cell office:value-type="float" office:value="8613" table:style-name="ce11">
            <text:p>8,613</text:p>
          </table:table-cell>
          <table:table-cell office:value-type="float" office:value="7434" table:style-name="ce10">
            <text:p>7,43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5" table:style-name="ce53">
            <text:p>4,875</text:p>
          </table:table-cell>
          <table:table-cell office:value-type="float" office:value="15827" table:style-name="ce18">
            <text:p>15,827</text:p>
          </table:table-cell>
          <table:table-cell office:value-type="float" office:value="8154" table:style-name="ce18">
            <text:p>8,154</text:p>
          </table:table-cell>
          <table:table-cell office:value-type="float" office:value="7673" table:style-name="ce17">
            <text:p>7,67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1342" table:style-name="ce71">
            <text:p>241,342</text:p>
          </table:table-cell>
          <table:table-cell office:value-type="float" office:value="683318" table:style-name="ce79">
            <text:p>683,318</text:p>
          </table:table-cell>
          <table:table-cell office:value-type="float" office:value="354050" table:style-name="ce79">
            <text:p>354,050</text:p>
          </table:table-cell>
          <table:table-cell office:value-type="float" office:value="329268" table:style-name="ce73">
            <text:p>329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714" table:style-name="ce52">
            <text:p>38,714</text:p>
          </table:table-cell>
          <table:table-cell office:value-type="float" office:value="108573" table:style-name="ce11">
            <text:p>108,573</text:p>
          </table:table-cell>
          <table:table-cell office:value-type="float" office:value="53926" table:style-name="ce11">
            <text:p>53,926</text:p>
          </table:table-cell>
          <table:table-cell office:value-type="float" office:value="54647" table:style-name="ce10">
            <text:p>54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23" table:style-name="ce52">
            <text:p>15,923</text:p>
          </table:table-cell>
          <table:table-cell office:value-type="float" office:value="44370" table:style-name="ce11">
            <text:p>44,370</text:p>
          </table:table-cell>
          <table:table-cell office:value-type="float" office:value="22526" table:style-name="ce11">
            <text:p>22,526</text:p>
          </table:table-cell>
          <table:table-cell office:value-type="float" office:value="21844" table:style-name="ce10">
            <text:p>21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348" table:style-name="ce52">
            <text:p>25,348</text:p>
          </table:table-cell>
          <table:table-cell office:value-type="float" office:value="70902" table:style-name="ce11">
            <text:p>70,902</text:p>
          </table:table-cell>
          <table:table-cell office:value-type="float" office:value="35906" table:style-name="ce11">
            <text:p>35,906</text:p>
          </table:table-cell>
          <table:table-cell office:value-type="float" office:value="34996" table:style-name="ce10">
            <text:p>34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848" table:style-name="ce52">
            <text:p>14,848</text:p>
          </table:table-cell>
          <table:table-cell office:value-type="float" office:value="45940" table:style-name="ce11">
            <text:p>45,940</text:p>
          </table:table-cell>
          <table:table-cell office:value-type="float" office:value="23141" table:style-name="ce11">
            <text:p>23,141</text:p>
          </table:table-cell>
          <table:table-cell office:value-type="float" office:value="22799" table:style-name="ce10">
            <text:p>22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485" table:style-name="ce52">
            <text:p>9,485</text:p>
          </table:table-cell>
          <table:table-cell office:value-type="float" office:value="28691" table:style-name="ce11">
            <text:p>28,691</text:p>
          </table:table-cell>
          <table:table-cell office:value-type="float" office:value="14953" table:style-name="ce11">
            <text:p>14,953</text:p>
          </table:table-cell>
          <table:table-cell office:value-type="float" office:value="13738" table:style-name="ce10">
            <text:p>13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31" table:style-name="ce52">
            <text:p>16,031</text:p>
          </table:table-cell>
          <table:table-cell office:value-type="float" office:value="39681" table:style-name="ce11">
            <text:p>39,681</text:p>
          </table:table-cell>
          <table:table-cell office:value-type="float" office:value="20501" table:style-name="ce11">
            <text:p>20,501</text:p>
          </table:table-cell>
          <table:table-cell office:value-type="float" office:value="19180" table:style-name="ce10">
            <text:p>19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086" table:style-name="ce52">
            <text:p>11,086</text:p>
          </table:table-cell>
          <table:table-cell office:value-type="float" office:value="31307" table:style-name="ce11">
            <text:p>31,307</text:p>
          </table:table-cell>
          <table:table-cell office:value-type="float" office:value="16498" table:style-name="ce11">
            <text:p>16,498</text:p>
          </table:table-cell>
          <table:table-cell office:value-type="float" office:value="14809" table:style-name="ce10">
            <text:p>14,8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4" table:style-name="ce52">
            <text:p>6,624</text:p>
          </table:table-cell>
          <table:table-cell office:value-type="float" office:value="18904" table:style-name="ce11">
            <text:p>18,904</text:p>
          </table:table-cell>
          <table:table-cell office:value-type="float" office:value="10128" table:style-name="ce11">
            <text:p>10,128</text:p>
          </table:table-cell>
          <table:table-cell office:value-type="float" office:value="8776" table:style-name="ce10">
            <text:p>8,7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51" table:style-name="ce52">
            <text:p>9,351</text:p>
          </table:table-cell>
          <table:table-cell office:value-type="float" office:value="28599" table:style-name="ce11">
            <text:p>28,599</text:p>
          </table:table-cell>
          <table:table-cell office:value-type="float" office:value="14942" table:style-name="ce11">
            <text:p>14,942</text:p>
          </table:table-cell>
          <table:table-cell office:value-type="float" office:value="13657" table:style-name="ce10">
            <text:p>13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4" table:style-name="ce52">
            <text:p>6,024</text:p>
          </table:table-cell>
          <table:table-cell office:value-type="float" office:value="18011" table:style-name="ce11">
            <text:p>18,011</text:p>
          </table:table-cell>
          <table:table-cell office:value-type="float" office:value="9428" table:style-name="ce11">
            <text:p>9,428</text:p>
          </table:table-cell>
          <table:table-cell office:value-type="float" office:value="8583" table:style-name="ce10">
            <text:p>8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8" table:style-name="ce52">
            <text:p>8,928</text:p>
          </table:table-cell>
          <table:table-cell office:value-type="float" office:value="26624" table:style-name="ce11">
            <text:p>26,624</text:p>
          </table:table-cell>
          <table:table-cell office:value-type="float" office:value="14221" table:style-name="ce11">
            <text:p>14,221</text:p>
          </table:table-cell>
          <table:table-cell office:value-type="float" office:value="12403" table:style-name="ce10">
            <text:p>12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1" table:style-name="ce52">
            <text:p>8,501</text:p>
          </table:table-cell>
          <table:table-cell office:value-type="float" office:value="24165" table:style-name="ce11">
            <text:p>24,165</text:p>
          </table:table-cell>
          <table:table-cell office:value-type="float" office:value="12772" table:style-name="ce11">
            <text:p>12,772</text:p>
          </table:table-cell>
          <table:table-cell office:value-type="float" office:value="11393" table:style-name="ce10">
            <text:p>11,3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705" table:style-name="ce52">
            <text:p>14,705</text:p>
          </table:table-cell>
          <table:table-cell office:value-type="float" office:value="46481" table:style-name="ce11">
            <text:p>46,481</text:p>
          </table:table-cell>
          <table:table-cell office:value-type="float" office:value="23235" table:style-name="ce11">
            <text:p>23,235</text:p>
          </table:table-cell>
          <table:table-cell office:value-type="float" office:value="23246" table:style-name="ce10">
            <text:p>23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94" table:style-name="ce52">
            <text:p>5,694</text:p>
          </table:table-cell>
          <table:table-cell office:value-type="float" office:value="14565" table:style-name="ce11">
            <text:p>14,565</text:p>
          </table:table-cell>
          <table:table-cell office:value-type="float" office:value="8067" table:style-name="ce11">
            <text:p>8,067</text:p>
          </table:table-cell>
          <table:table-cell office:value-type="float" office:value="6498" table:style-name="ce10">
            <text:p>6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5" table:style-name="ce52">
            <text:p>4,425</text:p>
          </table:table-cell>
          <table:table-cell office:value-type="float" office:value="12779" table:style-name="ce11">
            <text:p>12,779</text:p>
          </table:table-cell>
          <table:table-cell office:value-type="float" office:value="6876" table:style-name="ce11">
            <text:p>6,876</text:p>
          </table:table-cell>
          <table:table-cell office:value-type="float" office:value="5903" table:style-name="ce10">
            <text:p>5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605" table:style-name="ce52">
            <text:p>8,605</text:p>
          </table:table-cell>
          <table:table-cell office:value-type="float" office:value="23437" table:style-name="ce11">
            <text:p>23,437</text:p>
          </table:table-cell>
          <table:table-cell office:value-type="float" office:value="12572" table:style-name="ce11">
            <text:p>12,572</text:p>
          </table:table-cell>
          <table:table-cell office:value-type="float" office:value="10865" table:style-name="ce10">
            <text:p>10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11" table:style-name="ce52">
            <text:p>9,211</text:p>
          </table:table-cell>
          <table:table-cell office:value-type="float" office:value="25360" table:style-name="ce11">
            <text:p>25,360</text:p>
          </table:table-cell>
          <table:table-cell office:value-type="float" office:value="13899" table:style-name="ce11">
            <text:p>13,899</text:p>
          </table:table-cell>
          <table:table-cell office:value-type="float" office:value="11461" table:style-name="ce10">
            <text:p>11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65" table:style-name="ce52">
            <text:p>8,665</text:p>
          </table:table-cell>
          <table:table-cell office:value-type="float" office:value="22947" table:style-name="ce11">
            <text:p>22,947</text:p>
          </table:table-cell>
          <table:table-cell office:value-type="float" office:value="12436" table:style-name="ce11">
            <text:p>12,436</text:p>
          </table:table-cell>
          <table:table-cell office:value-type="float" office:value="10511" table:style-name="ce10">
            <text:p>10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86" table:style-name="ce52">
            <text:p>9,386</text:p>
          </table:table-cell>
          <table:table-cell office:value-type="float" office:value="27017" table:style-name="ce11">
            <text:p>27,017</text:p>
          </table:table-cell>
          <table:table-cell office:value-type="float" office:value="14412" table:style-name="ce11">
            <text:p>14,412</text:p>
          </table:table-cell>
          <table:table-cell office:value-type="float" office:value="12605" table:style-name="ce10">
            <text:p>12,60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88" table:style-name="ce53">
            <text:p>9,788</text:p>
          </table:table-cell>
          <table:table-cell office:value-type="float" office:value="24965" table:style-name="ce18">
            <text:p>24,965</text:p>
          </table:table-cell>
          <table:table-cell office:value-type="float" office:value="13611" table:style-name="ce18">
            <text:p>13,611</text:p>
          </table:table-cell>
          <table:table-cell office:value-type="float" office:value="11354" table:style-name="ce17">
            <text:p>11,35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302" table:style-name="ce71">
            <text:p>183,302</text:p>
          </table:table-cell>
          <table:table-cell office:value-type="float" office:value="504750" table:style-name="ce79">
            <text:p>504,750</text:p>
          </table:table-cell>
          <table:table-cell office:value-type="float" office:value="262133" table:style-name="ce79">
            <text:p>262,133</text:p>
          </table:table-cell>
          <table:table-cell office:value-type="float" office:value="242617" table:style-name="ce73">
            <text:p>242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317" table:style-name="ce52">
            <text:p>13,317</text:p>
          </table:table-cell>
          <table:table-cell office:value-type="float" office:value="38166" table:style-name="ce11">
            <text:p>38,166</text:p>
          </table:table-cell>
          <table:table-cell office:value-type="float" office:value="19520" table:style-name="ce11">
            <text:p>19,520</text:p>
          </table:table-cell>
          <table:table-cell office:value-type="float" office:value="18646" table:style-name="ce10">
            <text:p>18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00" table:style-name="ce52">
            <text:p>15,800</text:p>
          </table:table-cell>
          <table:table-cell office:value-type="float" office:value="42081" table:style-name="ce11">
            <text:p>42,081</text:p>
          </table:table-cell>
          <table:table-cell office:value-type="float" office:value="21254" table:style-name="ce11">
            <text:p>21,254</text:p>
          </table:table-cell>
          <table:table-cell office:value-type="float" office:value="20827" table:style-name="ce10">
            <text:p>20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7" table:style-name="ce52">
            <text:p>9,867</text:p>
          </table:table-cell>
          <table:table-cell office:value-type="float" office:value="26503" table:style-name="ce11">
            <text:p>26,503</text:p>
          </table:table-cell>
          <table:table-cell office:value-type="float" office:value="13514" table:style-name="ce11">
            <text:p>13,514</text:p>
          </table:table-cell>
          <table:table-cell office:value-type="float" office:value="12989" table:style-name="ce10">
            <text:p>12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08" table:style-name="ce52">
            <text:p>11,408</text:p>
          </table:table-cell>
          <table:table-cell office:value-type="float" office:value="30864" table:style-name="ce11">
            <text:p>30,864</text:p>
          </table:table-cell>
          <table:table-cell office:value-type="float" office:value="15750" table:style-name="ce11">
            <text:p>15,750</text:p>
          </table:table-cell>
          <table:table-cell office:value-type="float" office:value="15114" table:style-name="ce10">
            <text:p>15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219" table:style-name="ce52">
            <text:p>25,219</text:p>
          </table:table-cell>
          <table:table-cell office:value-type="float" office:value="71355" table:style-name="ce11">
            <text:p>71,355</text:p>
          </table:table-cell>
          <table:table-cell office:value-type="float" office:value="36485" table:style-name="ce11">
            <text:p>36,485</text:p>
          </table:table-cell>
          <table:table-cell office:value-type="float" office:value="34870" table:style-name="ce10">
            <text:p>34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02" table:style-name="ce52">
            <text:p>5,302</text:p>
          </table:table-cell>
          <table:table-cell office:value-type="float" office:value="14395" table:style-name="ce11">
            <text:p>14,395</text:p>
          </table:table-cell>
          <table:table-cell office:value-type="float" office:value="7688" table:style-name="ce11">
            <text:p>7,688</text:p>
          </table:table-cell>
          <table:table-cell office:value-type="float" office:value="6707" table:style-name="ce10">
            <text:p>6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10" table:style-name="ce52">
            <text:p>10,710</text:p>
          </table:table-cell>
          <table:table-cell office:value-type="float" office:value="31606" table:style-name="ce11">
            <text:p>31,606</text:p>
          </table:table-cell>
          <table:table-cell office:value-type="float" office:value="16655" table:style-name="ce11">
            <text:p>16,655</text:p>
          </table:table-cell>
          <table:table-cell office:value-type="float" office:value="14951" table:style-name="ce10">
            <text:p>14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6" table:style-name="ce52">
            <text:p>8,776</text:p>
          </table:table-cell>
          <table:table-cell office:value-type="float" office:value="22697" table:style-name="ce11">
            <text:p>22,697</text:p>
          </table:table-cell>
          <table:table-cell office:value-type="float" office:value="12006" table:style-name="ce11">
            <text:p>12,006</text:p>
          </table:table-cell>
          <table:table-cell office:value-type="float" office:value="10691" table:style-name="ce10">
            <text:p>10,6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66" table:style-name="ce52">
            <text:p>9,166</text:p>
          </table:table-cell>
          <table:table-cell office:value-type="float" office:value="24314" table:style-name="ce11">
            <text:p>24,314</text:p>
          </table:table-cell>
          <table:table-cell office:value-type="float" office:value="12883" table:style-name="ce11">
            <text:p>12,883</text:p>
          </table:table-cell>
          <table:table-cell office:value-type="float" office:value="11431" table:style-name="ce10">
            <text:p>11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90" table:style-name="ce52">
            <text:p>7,290</text:p>
          </table:table-cell>
          <table:table-cell office:value-type="float" office:value="18054" table:style-name="ce11">
            <text:p>18,054</text:p>
          </table:table-cell>
          <table:table-cell office:value-type="float" office:value="9381" table:style-name="ce11">
            <text:p>9,381</text:p>
          </table:table-cell>
          <table:table-cell office:value-type="float" office:value="8673" table:style-name="ce10">
            <text:p>8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3" table:style-name="ce52">
            <text:p>5,733</text:p>
          </table:table-cell>
          <table:table-cell office:value-type="float" office:value="15215" table:style-name="ce11">
            <text:p>15,215</text:p>
          </table:table-cell>
          <table:table-cell office:value-type="float" office:value="8179" table:style-name="ce11">
            <text:p>8,179</text:p>
          </table:table-cell>
          <table:table-cell office:value-type="float" office:value="7036" table:style-name="ce10">
            <text:p>7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215" table:style-name="ce52">
            <text:p>18,215</text:p>
          </table:table-cell>
          <table:table-cell office:value-type="float" office:value="49225" table:style-name="ce11">
            <text:p>49,225</text:p>
          </table:table-cell>
          <table:table-cell office:value-type="float" office:value="25410" table:style-name="ce11">
            <text:p>25,410</text:p>
          </table:table-cell>
          <table:table-cell office:value-type="float" office:value="23815" table:style-name="ce10">
            <text:p>23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053" table:style-name="ce52">
            <text:p>16,053</text:p>
          </table:table-cell>
          <table:table-cell office:value-type="float" office:value="44364" table:style-name="ce11">
            <text:p>44,364</text:p>
          </table:table-cell>
          <table:table-cell office:value-type="float" office:value="23061" table:style-name="ce11">
            <text:p>23,061</text:p>
          </table:table-cell>
          <table:table-cell office:value-type="float" office:value="21303" table:style-name="ce10">
            <text:p>21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65" table:style-name="ce52">
            <text:p>11,665</text:p>
          </table:table-cell>
          <table:table-cell office:value-type="float" office:value="35345" table:style-name="ce11">
            <text:p>35,345</text:p>
          </table:table-cell>
          <table:table-cell office:value-type="float" office:value="18807" table:style-name="ce11">
            <text:p>18,807</text:p>
          </table:table-cell>
          <table:table-cell office:value-type="float" office:value="16538" table:style-name="ce10">
            <text:p>16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7" table:style-name="ce52">
            <text:p>6,757</text:p>
          </table:table-cell>
          <table:table-cell office:value-type="float" office:value="19088" table:style-name="ce11">
            <text:p>19,088</text:p>
          </table:table-cell>
          <table:table-cell office:value-type="float" office:value="10154" table:style-name="ce11">
            <text:p>10,154</text:p>
          </table:table-cell>
          <table:table-cell office:value-type="float" office:value="8934" table:style-name="ce10">
            <text:p>8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1" table:style-name="ce52">
            <text:p>4,211</text:p>
          </table:table-cell>
          <table:table-cell office:value-type="float" office:value="11324" table:style-name="ce11">
            <text:p>11,324</text:p>
          </table:table-cell>
          <table:table-cell office:value-type="float" office:value="6105" table:style-name="ce11">
            <text:p>6,105</text:p>
          </table:table-cell>
          <table:table-cell office:value-type="float" office:value="5219" table:style-name="ce10">
            <text:p>5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18" table:style-name="ce52">
            <text:p>1,918</text:p>
          </table:table-cell>
          <table:table-cell office:value-type="float" office:value="4595" table:style-name="ce11">
            <text:p>4,595</text:p>
          </table:table-cell>
          <table:table-cell office:value-type="float" office:value="2363" table:style-name="ce11">
            <text:p>2,363</text:p>
          </table:table-cell>
          <table:table-cell office:value-type="float" office:value="2232" table:style-name="ce10">
            <text:p>2,23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95" table:style-name="ce53">
            <text:p>1,895</text:p>
          </table:table-cell>
          <table:table-cell office:value-type="float" office:value="5559" table:style-name="ce18">
            <text:p>5,559</text:p>
          </table:table-cell>
          <table:table-cell office:value-type="float" office:value="2918" table:style-name="ce18">
            <text:p>2,918</text:p>
          </table:table-cell>
          <table:table-cell office:value-type="float" office:value="2641" table:style-name="ce17">
            <text:p>2,64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8710" table:style-name="ce71">
            <text:p>288,710</text:p>
          </table:table-cell>
          <table:table-cell office:value-type="float" office:value="821834" table:style-name="ce79">
            <text:p>821,834</text:p>
          </table:table-cell>
          <table:table-cell office:value-type="float" office:value="419526" table:style-name="ce79">
            <text:p>419,526</text:p>
          </table:table-cell>
          <table:table-cell office:value-type="float" office:value="402308" table:style-name="ce73">
            <text:p>402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755" table:style-name="ce52">
            <text:p>74,755</text:p>
          </table:table-cell>
          <table:table-cell office:value-type="float" office:value="199358" table:style-name="ce11">
            <text:p>199,358</text:p>
          </table:table-cell>
          <table:table-cell office:value-type="float" office:value="98264" table:style-name="ce11">
            <text:p>98,264</text:p>
          </table:table-cell>
          <table:table-cell office:value-type="float" office:value="101094" table:style-name="ce10">
            <text:p>101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760" table:style-name="ce52">
            <text:p>19,760</text:p>
          </table:table-cell>
          <table:table-cell office:value-type="float" office:value="53937" table:style-name="ce11">
            <text:p>53,937</text:p>
          </table:table-cell>
          <table:table-cell office:value-type="float" office:value="26910" table:style-name="ce11">
            <text:p>26,910</text:p>
          </table:table-cell>
          <table:table-cell office:value-type="float" office:value="27027" table:style-name="ce10">
            <text:p>27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885" table:style-name="ce52">
            <text:p>16,885</text:p>
          </table:table-cell>
          <table:table-cell office:value-type="float" office:value="47424" table:style-name="ce11">
            <text:p>47,424</text:p>
          </table:table-cell>
          <table:table-cell office:value-type="float" office:value="23916" table:style-name="ce11">
            <text:p>23,916</text:p>
          </table:table-cell>
          <table:table-cell office:value-type="float" office:value="23508" table:style-name="ce10">
            <text:p>23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36" table:style-name="ce52">
            <text:p>11,736</text:p>
          </table:table-cell>
          <table:table-cell office:value-type="float" office:value="30697" table:style-name="ce11">
            <text:p>30,697</text:p>
          </table:table-cell>
          <table:table-cell office:value-type="float" office:value="15718" table:style-name="ce11">
            <text:p>15,718</text:p>
          </table:table-cell>
          <table:table-cell office:value-type="float" office:value="14979" table:style-name="ce10">
            <text:p>14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257" table:style-name="ce52">
            <text:p>15,257</text:p>
          </table:table-cell>
          <table:table-cell office:value-type="float" office:value="50497" table:style-name="ce11">
            <text:p>50,497</text:p>
          </table:table-cell>
          <table:table-cell office:value-type="float" office:value="26222" table:style-name="ce11">
            <text:p>26,222</text:p>
          </table:table-cell>
          <table:table-cell office:value-type="float" office:value="24275" table:style-name="ce10">
            <text:p>24,2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85" table:style-name="ce52">
            <text:p>10,185</text:p>
          </table:table-cell>
          <table:table-cell office:value-type="float" office:value="29532" table:style-name="ce11">
            <text:p>29,532</text:p>
          </table:table-cell>
          <table:table-cell office:value-type="float" office:value="15415" table:style-name="ce11">
            <text:p>15,415</text:p>
          </table:table-cell>
          <table:table-cell office:value-type="float" office:value="14117" table:style-name="ce10">
            <text:p>14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2" table:style-name="ce52">
            <text:p>3,862</text:p>
          </table:table-cell>
          <table:table-cell office:value-type="float" office:value="10979" table:style-name="ce11">
            <text:p>10,979</text:p>
          </table:table-cell>
          <table:table-cell office:value-type="float" office:value="5697" table:style-name="ce11">
            <text:p>5,697</text:p>
          </table:table-cell>
          <table:table-cell office:value-type="float" office:value="5282" table:style-name="ce10">
            <text:p>5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10" table:style-name="ce52">
            <text:p>7,110</text:p>
          </table:table-cell>
          <table:table-cell office:value-type="float" office:value="21998" table:style-name="ce11">
            <text:p>21,998</text:p>
          </table:table-cell>
          <table:table-cell office:value-type="float" office:value="11341" table:style-name="ce11">
            <text:p>11,341</text:p>
          </table:table-cell>
          <table:table-cell office:value-type="float" office:value="10657" table:style-name="ce10">
            <text:p>10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23" table:style-name="ce52">
            <text:p>8,223</text:p>
          </table:table-cell>
          <table:table-cell office:value-type="float" office:value="25925" table:style-name="ce11">
            <text:p>25,925</text:p>
          </table:table-cell>
          <table:table-cell office:value-type="float" office:value="13166" table:style-name="ce11">
            <text:p>13,166</text:p>
          </table:table-cell>
          <table:table-cell office:value-type="float" office:value="12759" table:style-name="ce10">
            <text:p>12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76" table:style-name="ce52">
            <text:p>7,876</text:p>
          </table:table-cell>
          <table:table-cell office:value-type="float" office:value="25479" table:style-name="ce11">
            <text:p>25,479</text:p>
          </table:table-cell>
          <table:table-cell office:value-type="float" office:value="13211" table:style-name="ce11">
            <text:p>13,211</text:p>
          </table:table-cell>
          <table:table-cell office:value-type="float" office:value="12268" table:style-name="ce10">
            <text:p>12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38" table:style-name="ce52">
            <text:p>9,238</text:p>
          </table:table-cell>
          <table:table-cell office:value-type="float" office:value="24132" table:style-name="ce11">
            <text:p>24,132</text:p>
          </table:table-cell>
          <table:table-cell office:value-type="float" office:value="12889" table:style-name="ce11">
            <text:p>12,889</text:p>
          </table:table-cell>
          <table:table-cell office:value-type="float" office:value="11243" table:style-name="ce10">
            <text:p>11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21" table:style-name="ce52">
            <text:p>6,521</text:p>
          </table:table-cell>
          <table:table-cell office:value-type="float" office:value="20524" table:style-name="ce11">
            <text:p>20,524</text:p>
          </table:table-cell>
          <table:table-cell office:value-type="float" office:value="10684" table:style-name="ce11">
            <text:p>10,684</text:p>
          </table:table-cell>
          <table:table-cell office:value-type="float" office:value="9840" table:style-name="ce10">
            <text:p>9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774" table:style-name="ce52">
            <text:p>18,774</text:p>
          </table:table-cell>
          <table:table-cell office:value-type="float" office:value="53898" table:style-name="ce11">
            <text:p>53,898</text:p>
          </table:table-cell>
          <table:table-cell office:value-type="float" office:value="27845" table:style-name="ce11">
            <text:p>27,845</text:p>
          </table:table-cell>
          <table:table-cell office:value-type="float" office:value="26053" table:style-name="ce10">
            <text:p>26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5" table:style-name="ce52">
            <text:p>5,665</text:p>
          </table:table-cell>
          <table:table-cell office:value-type="float" office:value="16990" table:style-name="ce11">
            <text:p>16,990</text:p>
          </table:table-cell>
          <table:table-cell office:value-type="float" office:value="9019" table:style-name="ce11">
            <text:p>9,019</text:p>
          </table:table-cell>
          <table:table-cell office:value-type="float" office:value="7971" table:style-name="ce10">
            <text:p>7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4" table:style-name="ce52">
            <text:p>3,434</text:p>
          </table:table-cell>
          <table:table-cell office:value-type="float" office:value="9791" table:style-name="ce11">
            <text:p>9,791</text:p>
          </table:table-cell>
          <table:table-cell office:value-type="float" office:value="5219" table:style-name="ce11">
            <text:p>5,219</text:p>
          </table:table-cell>
          <table:table-cell office:value-type="float" office:value="4572" table:style-name="ce10">
            <text:p>4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68" table:style-name="ce52">
            <text:p>8,568</text:p>
          </table:table-cell>
          <table:table-cell office:value-type="float" office:value="24159" table:style-name="ce11">
            <text:p>24,159</text:p>
          </table:table-cell>
          <table:table-cell office:value-type="float" office:value="12627" table:style-name="ce11">
            <text:p>12,627</text:p>
          </table:table-cell>
          <table:table-cell office:value-type="float" office:value="11532" table:style-name="ce10">
            <text:p>11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32" table:style-name="ce52">
            <text:p>11,832</text:p>
          </table:table-cell>
          <table:table-cell office:value-type="float" office:value="34649" table:style-name="ce11">
            <text:p>34,649</text:p>
          </table:table-cell>
          <table:table-cell office:value-type="float" office:value="17957" table:style-name="ce11">
            <text:p>17,957</text:p>
          </table:table-cell>
          <table:table-cell office:value-type="float" office:value="16692" table:style-name="ce10">
            <text:p>16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13" table:style-name="ce52">
            <text:p>4,513</text:p>
          </table:table-cell>
          <table:table-cell office:value-type="float" office:value="15421" table:style-name="ce11">
            <text:p>15,421</text:p>
          </table:table-cell>
          <table:table-cell office:value-type="float" office:value="7766" table:style-name="ce11">
            <text:p>7,766</text:p>
          </table:table-cell>
          <table:table-cell office:value-type="float" office:value="7655" table:style-name="ce10">
            <text:p>7,6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2" table:style-name="ce52">
            <text:p>6,692</text:p>
          </table:table-cell>
          <table:table-cell office:value-type="float" office:value="17706" table:style-name="ce11">
            <text:p>17,706</text:p>
          </table:table-cell>
          <table:table-cell office:value-type="float" office:value="9027" table:style-name="ce11">
            <text:p>9,027</text:p>
          </table:table-cell>
          <table:table-cell office:value-type="float" office:value="8679" table:style-name="ce10">
            <text:p>8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1" table:style-name="ce52">
            <text:p>3,711</text:p>
          </table:table-cell>
          <table:table-cell office:value-type="float" office:value="10554" table:style-name="ce11">
            <text:p>10,554</text:p>
          </table:table-cell>
          <table:table-cell office:value-type="float" office:value="5421" table:style-name="ce11">
            <text:p>5,421</text:p>
          </table:table-cell>
          <table:table-cell office:value-type="float" office:value="5133" table:style-name="ce10">
            <text:p>5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8" table:style-name="ce52">
            <text:p>6,968</text:p>
          </table:table-cell>
          <table:table-cell office:value-type="float" office:value="18941" table:style-name="ce11">
            <text:p>18,941</text:p>
          </table:table-cell>
          <table:table-cell office:value-type="float" office:value="9825" table:style-name="ce11">
            <text:p>9,825</text:p>
          </table:table-cell>
          <table:table-cell office:value-type="float" office:value="9116" table:style-name="ce10">
            <text:p>9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560" table:style-name="ce52">
            <text:p>4,560</text:p>
          </table:table-cell>
          <table:table-cell office:value-type="float" office:value="12241" table:style-name="ce11">
            <text:p>12,241</text:p>
          </table:table-cell>
          <table:table-cell office:value-type="float" office:value="6714" table:style-name="ce11">
            <text:p>6,714</text:p>
          </table:table-cell>
          <table:table-cell office:value-type="float" office:value="5527" table:style-name="ce10">
            <text:p>5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3" table:style-name="ce52">
            <text:p>3,473</text:p>
          </table:table-cell>
          <table:table-cell office:value-type="float" office:value="8480" table:style-name="ce11">
            <text:p>8,480</text:p>
          </table:table-cell>
          <table:table-cell office:value-type="float" office:value="4525" table:style-name="ce11">
            <text:p>4,525</text:p>
          </table:table-cell>
          <table:table-cell office:value-type="float" office:value="3955" table:style-name="ce10">
            <text:p>3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40" table:style-name="ce52">
            <text:p>3,040</text:p>
          </table:table-cell>
          <table:table-cell office:value-type="float" office:value="7801" table:style-name="ce11">
            <text:p>7,801</text:p>
          </table:table-cell>
          <table:table-cell office:value-type="float" office:value="4227" table:style-name="ce11">
            <text:p>4,227</text:p>
          </table:table-cell>
          <table:table-cell office:value-type="float" office:value="3574" table:style-name="ce10">
            <text:p>3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79" table:style-name="ce52">
            <text:p>2,079</text:p>
          </table:table-cell>
          <table:table-cell office:value-type="float" office:value="5402" table:style-name="ce11">
            <text:p>5,402</text:p>
          </table:table-cell>
          <table:table-cell office:value-type="float" office:value="2865" table:style-name="ce11">
            <text:p>2,865</text:p>
          </table:table-cell>
          <table:table-cell office:value-type="float" office:value="2537" table:style-name="ce10">
            <text:p>2,5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3" table:style-name="ce52">
            <text:p>2,333</text:p>
          </table:table-cell>
          <table:table-cell office:value-type="float" office:value="7677" table:style-name="ce11">
            <text:p>7,677</text:p>
          </table:table-cell>
          <table:table-cell office:value-type="float" office:value="3852" table:style-name="ce11">
            <text:p>3,852</text:p>
          </table:table-cell>
          <table:table-cell office:value-type="float" office:value="3825" table:style-name="ce10">
            <text:p>3,8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2" table:style-name="ce52">
            <text:p>1,052</text:p>
          </table:table-cell>
          <table:table-cell office:value-type="float" office:value="3298" table:style-name="ce11">
            <text:p>3,298</text:p>
          </table:table-cell>
          <table:table-cell office:value-type="float" office:value="1681" table:style-name="ce11">
            <text:p>1,681</text:p>
          </table:table-cell>
          <table:table-cell office:value-type="float" office:value="1617" table:style-name="ce10">
            <text:p>1,6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7" table:style-name="ce52">
            <text:p>2,057</text:p>
          </table:table-cell>
          <table:table-cell office:value-type="float" office:value="6763" table:style-name="ce11">
            <text:p>6,763</text:p>
          </table:table-cell>
          <table:table-cell office:value-type="float" office:value="3422" table:style-name="ce11">
            <text:p>3,422</text:p>
          </table:table-cell>
          <table:table-cell office:value-type="float" office:value="3341" table:style-name="ce10">
            <text:p>3,3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76" table:style-name="ce52">
            <text:p>1,376</text:p>
          </table:table-cell>
          <table:table-cell office:value-type="float" office:value="5372" table:style-name="ce11">
            <text:p>5,372</text:p>
          </table:table-cell>
          <table:table-cell office:value-type="float" office:value="2814" table:style-name="ce11">
            <text:p>2,814</text:p>
          </table:table-cell>
          <table:table-cell office:value-type="float" office:value="2558" table:style-name="ce10">
            <text:p>2,5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35" table:style-name="ce52">
            <text:p>2,235</text:p>
          </table:table-cell>
          <table:table-cell office:value-type="float" office:value="7428" table:style-name="ce11">
            <text:p>7,428</text:p>
          </table:table-cell>
          <table:table-cell office:value-type="float" office:value="3748" table:style-name="ce11">
            <text:p>3,748</text:p>
          </table:table-cell>
          <table:table-cell office:value-type="float" office:value="3680" table:style-name="ce10">
            <text:p>3,6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17" table:style-name="ce52">
            <text:p>1,417</text:p>
          </table:table-cell>
          <table:table-cell office:value-type="float" office:value="4935" table:style-name="ce11">
            <text:p>4,935</text:p>
          </table:table-cell>
          <table:table-cell office:value-type="float" office:value="2523" table:style-name="ce11">
            <text:p>2,523</text:p>
          </table:table-cell>
          <table:table-cell office:value-type="float" office:value="2412" table:style-name="ce10">
            <text:p>2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77" table:style-name="ce52">
            <text:p>1,577</text:p>
          </table:table-cell>
          <table:table-cell office:value-type="float" office:value="4928" table:style-name="ce11">
            <text:p>4,928</text:p>
          </table:table-cell>
          <table:table-cell office:value-type="float" office:value="2540" table:style-name="ce11">
            <text:p>2,540</text:p>
          </table:table-cell>
          <table:table-cell office:value-type="float" office:value="2388" table:style-name="ce10">
            <text:p>2,38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6" table:style-name="ce53">
            <text:p>1,946</text:p>
          </table:table-cell>
          <table:table-cell office:value-type="float" office:value="4918" table:style-name="ce18">
            <text:p>4,918</text:p>
          </table:table-cell>
          <table:table-cell office:value-type="float" office:value="2476" table:style-name="ce18">
            <text:p>2,476</text:p>
          </table:table-cell>
          <table:table-cell office:value-type="float" office:value="2442" table:style-name="ce17">
            <text:p>2,442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150" table:style-name="ce71">
            <text:p>83,150</text:p>
          </table:table-cell>
          <table:table-cell office:value-type="float" office:value="217721" table:style-name="ce79">
            <text:p>217,721</text:p>
          </table:table-cell>
          <table:table-cell office:value-type="float" office:value="112169" table:style-name="ce79">
            <text:p>112,169</text:p>
          </table:table-cell>
          <table:table-cell office:value-type="float" office:value="105552" table:style-name="ce73">
            <text:p>105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983" table:style-name="ce52">
            <text:p>39,983</text:p>
          </table:table-cell>
          <table:table-cell office:value-type="float" office:value="105317" table:style-name="ce11">
            <text:p>105,317</text:p>
          </table:table-cell>
          <table:table-cell office:value-type="float" office:value="52611" table:style-name="ce11">
            <text:p>52,611</text:p>
          </table:table-cell>
          <table:table-cell office:value-type="float" office:value="52706" table:style-name="ce10">
            <text:p>52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71" table:style-name="ce52">
            <text:p>5,371</text:p>
          </table:table-cell>
          <table:table-cell office:value-type="float" office:value="13901" table:style-name="ce11">
            <text:p>13,901</text:p>
          </table:table-cell>
          <table:table-cell office:value-type="float" office:value="7311" table:style-name="ce11">
            <text:p>7,311</text:p>
          </table:table-cell>
          <table:table-cell office:value-type="float" office:value="6590" table:style-name="ce10">
            <text:p>6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2" table:style-name="ce52">
            <text:p>3,182</text:p>
          </table:table-cell>
          <table:table-cell office:value-type="float" office:value="8660" table:style-name="ce11">
            <text:p>8,660</text:p>
          </table:table-cell>
          <table:table-cell office:value-type="float" office:value="4494" table:style-name="ce11">
            <text:p>4,494</text:p>
          </table:table-cell>
          <table:table-cell office:value-type="float" office:value="4166" table:style-name="ce10">
            <text:p>4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57" table:style-name="ce52">
            <text:p>6,757</text:p>
          </table:table-cell>
          <table:table-cell office:value-type="float" office:value="17192" table:style-name="ce11">
            <text:p>17,192</text:p>
          </table:table-cell>
          <table:table-cell office:value-type="float" office:value="9071" table:style-name="ce11">
            <text:p>9,071</text:p>
          </table:table-cell>
          <table:table-cell office:value-type="float" office:value="8121" table:style-name="ce10">
            <text:p>8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49" table:style-name="ce52">
            <text:p>2,449</text:p>
          </table:table-cell>
          <table:table-cell office:value-type="float" office:value="5909" table:style-name="ce11">
            <text:p>5,909</text:p>
          </table:table-cell>
          <table:table-cell office:value-type="float" office:value="3090" table:style-name="ce11">
            <text:p>3,090</text:p>
          </table:table-cell>
          <table:table-cell office:value-type="float" office:value="2819" table:style-name="ce10">
            <text:p>2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36" table:style-name="ce52">
            <text:p>4,736</text:p>
          </table:table-cell>
          <table:table-cell office:value-type="float" office:value="11073" table:style-name="ce11">
            <text:p>11,073</text:p>
          </table:table-cell>
          <table:table-cell office:value-type="float" office:value="5888" table:style-name="ce11">
            <text:p>5,888</text:p>
          </table:table-cell>
          <table:table-cell office:value-type="float" office:value="5185" table:style-name="ce10">
            <text:p>5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2" table:style-name="ce52">
            <text:p>3,772</text:p>
          </table:table-cell>
          <table:table-cell office:value-type="float" office:value="8414" table:style-name="ce11">
            <text:p>8,414</text:p>
          </table:table-cell>
          <table:table-cell office:value-type="float" office:value="4659" table:style-name="ce11">
            <text:p>4,659</text:p>
          </table:table-cell>
          <table:table-cell office:value-type="float" office:value="3755" table:style-name="ce10">
            <text:p>3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9" table:style-name="ce52">
            <text:p>2,899</text:p>
          </table:table-cell>
          <table:table-cell office:value-type="float" office:value="7103" table:style-name="ce11">
            <text:p>7,103</text:p>
          </table:table-cell>
          <table:table-cell office:value-type="float" office:value="4029" table:style-name="ce11">
            <text:p>4,029</text:p>
          </table:table-cell>
          <table:table-cell office:value-type="float" office:value="3074" table:style-name="ce10">
            <text:p>3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6" table:style-name="ce52">
            <text:p>3,026</text:p>
          </table:table-cell>
          <table:table-cell office:value-type="float" office:value="7774" table:style-name="ce11">
            <text:p>7,774</text:p>
          </table:table-cell>
          <table:table-cell office:value-type="float" office:value="4118" table:style-name="ce11">
            <text:p>4,118</text:p>
          </table:table-cell>
          <table:table-cell office:value-type="float" office:value="3656" table:style-name="ce10">
            <text:p>3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7" table:style-name="ce52">
            <text:p>3,187</text:p>
          </table:table-cell>
          <table:table-cell office:value-type="float" office:value="8168" table:style-name="ce11">
            <text:p>8,168</text:p>
          </table:table-cell>
          <table:table-cell office:value-type="float" office:value="4218" table:style-name="ce11">
            <text:p>4,218</text:p>
          </table:table-cell>
          <table:table-cell office:value-type="float" office:value="3950" table:style-name="ce10">
            <text:p>3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65" table:style-name="ce52">
            <text:p>1,165</text:p>
          </table:table-cell>
          <table:table-cell office:value-type="float" office:value="4079" table:style-name="ce11">
            <text:p>4,079</text:p>
          </table:table-cell>
          <table:table-cell office:value-type="float" office:value="2163" table:style-name="ce11">
            <text:p>2,163</text:p>
          </table:table-cell>
          <table:table-cell office:value-type="float" office:value="1916" table:style-name="ce10">
            <text:p>1,9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7" table:style-name="ce52">
            <text:p>1,067</text:p>
          </table:table-cell>
          <table:table-cell office:value-type="float" office:value="3556" table:style-name="ce11">
            <text:p>3,556</text:p>
          </table:table-cell>
          <table:table-cell office:value-type="float" office:value="1903" table:style-name="ce11">
            <text:p>1,903</text:p>
          </table:table-cell>
          <table:table-cell office:value-type="float" office:value="1653" table:style-name="ce10">
            <text:p>1,6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3" table:style-name="ce52">
            <text:p>1,083</text:p>
          </table:table-cell>
          <table:table-cell office:value-type="float" office:value="4141" table:style-name="ce11">
            <text:p>4,141</text:p>
          </table:table-cell>
          <table:table-cell office:value-type="float" office:value="2207" table:style-name="ce11">
            <text:p>2,207</text:p>
          </table:table-cell>
          <table:table-cell office:value-type="float" office:value="1934" table:style-name="ce10">
            <text:p>1,9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35" table:style-name="ce52">
            <text:p>1,435</text:p>
          </table:table-cell>
          <table:table-cell office:value-type="float" office:value="3540" table:style-name="ce11">
            <text:p>3,540</text:p>
          </table:table-cell>
          <table:table-cell office:value-type="float" office:value="1915" table:style-name="ce11">
            <text:p>1,915</text:p>
          </table:table-cell>
          <table:table-cell office:value-type="float" office:value="1625" table:style-name="ce10">
            <text:p>1,6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6" table:style-name="ce52">
            <text:p>1,156</text:p>
          </table:table-cell>
          <table:table-cell office:value-type="float" office:value="3726" table:style-name="ce11">
            <text:p>3,726</text:p>
          </table:table-cell>
          <table:table-cell office:value-type="float" office:value="1880" table:style-name="ce11">
            <text:p>1,880</text:p>
          </table:table-cell>
          <table:table-cell office:value-type="float" office:value="1846" table:style-name="ce10">
            <text:p>1,8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82" table:style-name="ce53">
            <text:p>1,882</text:p>
          </table:table-cell>
          <table:table-cell office:value-type="float" office:value="5168" table:style-name="ce18">
            <text:p>5,168</text:p>
          </table:table-cell>
          <table:table-cell office:value-type="float" office:value="2612" table:style-name="ce18">
            <text:p>2,612</text:p>
          </table:table-cell>
          <table:table-cell office:value-type="float" office:value="2556" table:style-name="ce17">
            <text:p>2,55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329" table:style-name="ce71">
            <text:p>126,329</text:p>
          </table:table-cell>
          <table:table-cell office:value-type="float" office:value="326986" table:style-name="ce79">
            <text:p>326,986</text:p>
          </table:table-cell>
          <table:table-cell office:value-type="float" office:value="165538" table:style-name="ce79">
            <text:p>165,538</text:p>
          </table:table-cell>
          <table:table-cell office:value-type="float" office:value="161448" table:style-name="ce73">
            <text:p>161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91" table:style-name="ce52">
            <text:p>41,491</text:p>
          </table:table-cell>
          <table:table-cell office:value-type="float" office:value="103647" table:style-name="ce11">
            <text:p>103,647</text:p>
          </table:table-cell>
          <table:table-cell office:value-type="float" office:value="49823" table:style-name="ce11">
            <text:p>49,823</text:p>
          </table:table-cell>
          <table:table-cell office:value-type="float" office:value="53824" table:style-name="ce10">
            <text:p>53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6" table:style-name="ce52">
            <text:p>4,386</text:p>
          </table:table-cell>
          <table:table-cell office:value-type="float" office:value="10811" table:style-name="ce11">
            <text:p>10,811</text:p>
          </table:table-cell>
          <table:table-cell office:value-type="float" office:value="5624" table:style-name="ce11">
            <text:p>5,624</text:p>
          </table:table-cell>
          <table:table-cell office:value-type="float" office:value="5187" table:style-name="ce10">
            <text:p>5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3" table:style-name="ce52">
            <text:p>8,863</text:p>
          </table:table-cell>
          <table:table-cell office:value-type="float" office:value="23815" table:style-name="ce11">
            <text:p>23,815</text:p>
          </table:table-cell>
          <table:table-cell office:value-type="float" office:value="12595" table:style-name="ce11">
            <text:p>12,595</text:p>
          </table:table-cell>
          <table:table-cell office:value-type="float" office:value="11220" table:style-name="ce10">
            <text:p>11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88" table:style-name="ce52">
            <text:p>7,788</text:p>
          </table:table-cell>
          <table:table-cell office:value-type="float" office:value="20120" table:style-name="ce11">
            <text:p>20,120</text:p>
          </table:table-cell>
          <table:table-cell office:value-type="float" office:value="10315" table:style-name="ce11">
            <text:p>10,315</text:p>
          </table:table-cell>
          <table:table-cell office:value-type="float" office:value="9805" table:style-name="ce10">
            <text:p>9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331" table:style-name="ce52">
            <text:p>32,331</text:p>
          </table:table-cell>
          <table:table-cell office:value-type="float" office:value="83431" table:style-name="ce11">
            <text:p>83,431</text:p>
          </table:table-cell>
          <table:table-cell office:value-type="float" office:value="41905" table:style-name="ce11">
            <text:p>41,905</text:p>
          </table:table-cell>
          <table:table-cell office:value-type="float" office:value="41526" table:style-name="ce10">
            <text:p>41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81" table:style-name="ce52">
            <text:p>7,281</text:p>
          </table:table-cell>
          <table:table-cell office:value-type="float" office:value="17882" table:style-name="ce11">
            <text:p>17,882</text:p>
          </table:table-cell>
          <table:table-cell office:value-type="float" office:value="9463" table:style-name="ce11">
            <text:p>9,463</text:p>
          </table:table-cell>
          <table:table-cell office:value-type="float" office:value="8419" table:style-name="ce10">
            <text:p>8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8" table:style-name="ce52">
            <text:p>5,018</text:p>
          </table:table-cell>
          <table:table-cell office:value-type="float" office:value="12632" table:style-name="ce11">
            <text:p>12,632</text:p>
          </table:table-cell>
          <table:table-cell office:value-type="float" office:value="6704" table:style-name="ce11">
            <text:p>6,704</text:p>
          </table:table-cell>
          <table:table-cell office:value-type="float" office:value="5928" table:style-name="ce10">
            <text:p>5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8" table:style-name="ce52">
            <text:p>1,718</text:p>
          </table:table-cell>
          <table:table-cell office:value-type="float" office:value="4603" table:style-name="ce11">
            <text:p>4,603</text:p>
          </table:table-cell>
          <table:table-cell office:value-type="float" office:value="2568" table:style-name="ce11">
            <text:p>2,568</text:p>
          </table:table-cell>
          <table:table-cell office:value-type="float" office:value="2035" table:style-name="ce10">
            <text:p>2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65" table:style-name="ce52">
            <text:p>4,765</text:p>
          </table:table-cell>
          <table:table-cell office:value-type="float" office:value="11498" table:style-name="ce11">
            <text:p>11,498</text:p>
          </table:table-cell>
          <table:table-cell office:value-type="float" office:value="6184" table:style-name="ce11">
            <text:p>6,184</text:p>
          </table:table-cell>
          <table:table-cell office:value-type="float" office:value="5314" table:style-name="ce10">
            <text:p>5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31" table:style-name="ce52">
            <text:p>4,031</text:p>
          </table:table-cell>
          <table:table-cell office:value-type="float" office:value="10211" table:style-name="ce11">
            <text:p>10,211</text:p>
          </table:table-cell>
          <table:table-cell office:value-type="float" office:value="5550" table:style-name="ce11">
            <text:p>5,550</text:p>
          </table:table-cell>
          <table:table-cell office:value-type="float" office:value="4661" table:style-name="ce10">
            <text:p>4,6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47" table:style-name="ce52">
            <text:p>4,847</text:p>
          </table:table-cell>
          <table:table-cell office:value-type="float" office:value="15913" table:style-name="ce11">
            <text:p>15,913</text:p>
          </table:table-cell>
          <table:table-cell office:value-type="float" office:value="8147" table:style-name="ce11">
            <text:p>8,147</text:p>
          </table:table-cell>
          <table:table-cell office:value-type="float" office:value="7766" table:style-name="ce10">
            <text:p>7,7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09" table:style-name="ce52">
            <text:p>2,109</text:p>
          </table:table-cell>
          <table:table-cell office:value-type="float" office:value="6356" table:style-name="ce11">
            <text:p>6,356</text:p>
          </table:table-cell>
          <table:table-cell office:value-type="float" office:value="3343" table:style-name="ce11">
            <text:p>3,343</text:p>
          </table:table-cell>
          <table:table-cell office:value-type="float" office:value="3013" table:style-name="ce10">
            <text:p>3,01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1" table:style-name="ce53">
            <text:p>1,701</text:p>
          </table:table-cell>
          <table:table-cell office:value-type="float" office:value="6067" table:style-name="ce18">
            <text:p>6,067</text:p>
          </table:table-cell>
          <table:table-cell office:value-type="float" office:value="3317" table:style-name="ce18">
            <text:p>3,317</text:p>
          </table:table-cell>
          <table:table-cell office:value-type="float" office:value="2750" table:style-name="ce17">
            <text:p>2,75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0947" table:style-name="ce71">
            <text:p>40,947</text:p>
          </table:table-cell>
          <table:table-cell office:value-type="float" office:value="104676" table:style-name="ce79">
            <text:p>104,676</text:p>
          </table:table-cell>
          <table:table-cell office:value-type="float" office:value="53992" table:style-name="ce79">
            <text:p>53,992</text:p>
          </table:table-cell>
          <table:table-cell office:value-type="float" office:value="50684" table:style-name="ce73">
            <text:p>50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058" table:style-name="ce52">
            <text:p>25,058</text:p>
          </table:table-cell>
          <table:table-cell office:value-type="float" office:value="62633" table:style-name="ce11">
            <text:p>62,633</text:p>
          </table:table-cell>
          <table:table-cell office:value-type="float" office:value="31894" table:style-name="ce11">
            <text:p>31,894</text:p>
          </table:table-cell>
          <table:table-cell office:value-type="float" office:value="30739" table:style-name="ce10">
            <text:p>30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916" table:style-name="ce52">
            <text:p>5,916</text:p>
          </table:table-cell>
          <table:table-cell office:value-type="float" office:value="14804" table:style-name="ce11">
            <text:p>14,804</text:p>
          </table:table-cell>
          <table:table-cell office:value-type="float" office:value="7852" table:style-name="ce11">
            <text:p>7,852</text:p>
          </table:table-cell>
          <table:table-cell office:value-type="float" office:value="6952" table:style-name="ce10">
            <text:p>6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79" table:style-name="ce52">
            <text:p>3,479</text:p>
          </table:table-cell>
          <table:table-cell office:value-type="float" office:value="9816" table:style-name="ce11">
            <text:p>9,816</text:p>
          </table:table-cell>
          <table:table-cell office:value-type="float" office:value="5128" table:style-name="ce11">
            <text:p>5,128</text:p>
          </table:table-cell>
          <table:table-cell office:value-type="float" office:value="4688" table:style-name="ce10">
            <text:p>4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8" table:style-name="ce52">
            <text:p>3,048</text:p>
          </table:table-cell>
          <table:table-cell office:value-type="float" office:value="8306" table:style-name="ce11">
            <text:p>8,306</text:p>
          </table:table-cell>
          <table:table-cell office:value-type="float" office:value="4291" table:style-name="ce11">
            <text:p>4,291</text:p>
          </table:table-cell>
          <table:table-cell office:value-type="float" office:value="4015" table:style-name="ce10">
            <text:p>4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2" table:style-name="ce52">
            <text:p>2,062</text:p>
          </table:table-cell>
          <table:table-cell office:value-type="float" office:value="5295" table:style-name="ce11">
            <text:p>5,295</text:p>
          </table:table-cell>
          <table:table-cell office:value-type="float" office:value="2862" table:style-name="ce11">
            <text:p>2,862</text:p>
          </table:table-cell>
          <table:table-cell office:value-type="float" office:value="2433" table:style-name="ce10">
            <text:p>2,43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84" table:style-name="ce53">
            <text:p>1,384</text:p>
          </table:table-cell>
          <table:table-cell office:value-type="float" office:value="3822" table:style-name="ce18">
            <text:p>3,822</text:p>
          </table:table-cell>
          <table:table-cell office:value-type="float" office:value="1965" table:style-name="ce18">
            <text:p>1,965</text:p>
          </table:table-cell>
          <table:table-cell office:value-type="float" office:value="1857" table:style-name="ce17">
            <text:p>1,85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8年06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3933" table:style-name="ce71">
            <text:p>153,933</text:p>
          </table:table-cell>
          <table:table-cell office:value-type="float" office:value="369475" table:style-name="ce79">
            <text:p>369,475</text:p>
          </table:table-cell>
          <table:table-cell office:value-type="float" office:value="184555" table:style-name="ce79">
            <text:p>184,555</text:p>
          </table:table-cell>
          <table:table-cell office:value-type="float" office:value="184920" table:style-name="ce73">
            <text:p>184,92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657" table:style-name="ce52">
            <text:p>22,657</text:p>
          </table:table-cell>
          <table:table-cell office:value-type="float" office:value="51532" table:style-name="ce11">
            <text:p>51,532</text:p>
          </table:table-cell>
          <table:table-cell office:value-type="float" office:value="26247" table:style-name="ce11">
            <text:p>26,247</text:p>
          </table:table-cell>
          <table:table-cell office:value-type="float" office:value="25285" table:style-name="ce10">
            <text:p>25,28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630" table:style-name="ce52">
            <text:p>21,630</text:p>
          </table:table-cell>
          <table:table-cell office:value-type="float" office:value="53783" table:style-name="ce11">
            <text:p>53,783</text:p>
          </table:table-cell>
          <table:table-cell office:value-type="float" office:value="26966" table:style-name="ce11">
            <text:p>26,966</text:p>
          </table:table-cell>
          <table:table-cell office:value-type="float" office:value="26817" table:style-name="ce10">
            <text:p>26,81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05" table:style-name="ce52">
            <text:p>15,805</text:p>
          </table:table-cell>
          <table:table-cell office:value-type="float" office:value="38611" table:style-name="ce11">
            <text:p>38,611</text:p>
          </table:table-cell>
          <table:table-cell office:value-type="float" office:value="19326" table:style-name="ce11">
            <text:p>19,326</text:p>
          </table:table-cell>
          <table:table-cell office:value-type="float" office:value="19285" table:style-name="ce10">
            <text:p>19,28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6" table:style-name="ce52">
            <text:p>19,056</text:p>
          </table:table-cell>
          <table:table-cell office:value-type="float" office:value="43447" table:style-name="ce11">
            <text:p>43,447</text:p>
          </table:table-cell>
          <table:table-cell office:value-type="float" office:value="21462" table:style-name="ce11">
            <text:p>21,462</text:p>
          </table:table-cell>
          <table:table-cell office:value-type="float" office:value="21985" table:style-name="ce10">
            <text:p>21,98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27" table:style-name="ce52">
            <text:p>19,227</text:p>
          </table:table-cell>
          <table:table-cell office:value-type="float" office:value="47156" table:style-name="ce11">
            <text:p>47,156</text:p>
          </table:table-cell>
          <table:table-cell office:value-type="float" office:value="23911" table:style-name="ce11">
            <text:p>23,911</text:p>
          </table:table-cell>
          <table:table-cell office:value-type="float" office:value="23245" table:style-name="ce10">
            <text:p>23,24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753" table:style-name="ce52">
            <text:p>33,753</text:p>
          </table:table-cell>
          <table:table-cell office:value-type="float" office:value="82332" table:style-name="ce11">
            <text:p>82,332</text:p>
          </table:table-cell>
          <table:table-cell office:value-type="float" office:value="40724" table:style-name="ce11">
            <text:p>40,724</text:p>
          </table:table-cell>
          <table:table-cell office:value-type="float" office:value="41608" table:style-name="ce10">
            <text:p>41,60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805" table:style-name="ce53">
            <text:p>21,805</text:p>
          </table:table-cell>
          <table:table-cell office:value-type="float" office:value="52614" table:style-name="ce18">
            <text:p>52,614</text:p>
          </table:table-cell>
          <table:table-cell office:value-type="float" office:value="25919" table:style-name="ce18">
            <text:p>25,919</text:p>
          </table:table-cell>
          <table:table-cell office:value-type="float" office:value="26695" table:style-name="ce17">
            <text:p>26,695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6833" table:style-name="ce71">
            <text:p>166,833</text:p>
          </table:table-cell>
          <table:table-cell office:value-type="float" office:value="447359" table:style-name="ce79">
            <text:p>447,359</text:p>
          </table:table-cell>
          <table:table-cell office:value-type="float" office:value="220553" table:style-name="ce79">
            <text:p>220,553</text:p>
          </table:table-cell>
          <table:table-cell office:value-type="float" office:value="226806" table:style-name="ce73">
            <text:p>226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331" table:style-name="ce52">
            <text:p>81,331</text:p>
          </table:table-cell>
          <table:table-cell office:value-type="float" office:value="216986" table:style-name="ce11">
            <text:p>216,986</text:p>
          </table:table-cell>
          <table:table-cell office:value-type="float" office:value="106554" table:style-name="ce11">
            <text:p>106,554</text:p>
          </table:table-cell>
          <table:table-cell office:value-type="float" office:value="110432" table:style-name="ce10">
            <text:p>110,4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7744" table:style-name="ce52">
            <text:p>57,744</text:p>
          </table:table-cell>
          <table:table-cell office:value-type="float" office:value="152018" table:style-name="ce11">
            <text:p>152,018</text:p>
          </table:table-cell>
          <table:table-cell office:value-type="float" office:value="74249" table:style-name="ce11">
            <text:p>74,249</text:p>
          </table:table-cell>
          <table:table-cell office:value-type="float" office:value="77769" table:style-name="ce10">
            <text:p>77,76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758" table:style-name="ce53">
            <text:p>27,758</text:p>
          </table:table-cell>
          <table:table-cell office:value-type="float" office:value="78355" table:style-name="ce18">
            <text:p>78,355</text:p>
          </table:table-cell>
          <table:table-cell office:value-type="float" office:value="39750" table:style-name="ce18">
            <text:p>39,750</text:p>
          </table:table-cell>
          <table:table-cell office:value-type="float" office:value="38605" table:style-name="ce17">
            <text:p>38,60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209" table:style-name="ce71">
            <text:p>100,209</text:p>
          </table:table-cell>
          <table:table-cell office:value-type="float" office:value="268435" table:style-name="ce79">
            <text:p>268,435</text:p>
          </table:table-cell>
          <table:table-cell office:value-type="float" office:value="130221" table:style-name="ce79">
            <text:p>130,221</text:p>
          </table:table-cell>
          <table:table-cell office:value-type="float" office:value="138214" table:style-name="ce73">
            <text:p>138,2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619" table:style-name="ce52">
            <text:p>45,619</text:p>
          </table:table-cell>
          <table:table-cell office:value-type="float" office:value="121167" table:style-name="ce11">
            <text:p>121,167</text:p>
          </table:table-cell>
          <table:table-cell office:value-type="float" office:value="58260" table:style-name="ce11">
            <text:p>58,260</text:p>
          </table:table-cell>
          <table:table-cell office:value-type="float" office:value="62907" table:style-name="ce10">
            <text:p>62,9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590" table:style-name="ce53">
            <text:p>54,590</text:p>
          </table:table-cell>
          <table:table-cell office:value-type="float" office:value="147268" table:style-name="ce18">
            <text:p>147,268</text:p>
          </table:table-cell>
          <table:table-cell office:value-type="float" office:value="71961" table:style-name="ce18">
            <text:p>71,961</text:p>
          </table:table-cell>
          <table:table-cell office:value-type="float" office:value="75307" table:style-name="ce17">
            <text:p>75,30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0950" table:style-name="ce71">
            <text:p>40,950</text:p>
          </table:table-cell>
          <table:table-cell office:value-type="float" office:value="139281" table:style-name="ce79">
            <text:p>139,281</text:p>
          </table:table-cell>
          <table:table-cell office:value-type="float" office:value="69523" table:style-name="ce79">
            <text:p>69,523</text:p>
          </table:table-cell>
          <table:table-cell office:value-type="float" office:value="69758" table:style-name="ce73">
            <text:p>69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51" table:style-name="ce52">
            <text:p>13,051</text:p>
          </table:table-cell>
          <table:table-cell office:value-type="float" office:value="43300" table:style-name="ce11">
            <text:p>43,300</text:p>
          </table:table-cell>
          <table:table-cell office:value-type="float" office:value="21577" table:style-name="ce11">
            <text:p>21,577</text:p>
          </table:table-cell>
          <table:table-cell office:value-type="float" office:value="21723" table:style-name="ce10">
            <text:p>21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173" table:style-name="ce52">
            <text:p>9,173</text:p>
          </table:table-cell>
          <table:table-cell office:value-type="float" office:value="29950" table:style-name="ce11">
            <text:p>29,950</text:p>
          </table:table-cell>
          <table:table-cell office:value-type="float" office:value="15019" table:style-name="ce11">
            <text:p>15,019</text:p>
          </table:table-cell>
          <table:table-cell office:value-type="float" office:value="14931" table:style-name="ce10">
            <text:p>14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00" table:style-name="ce52">
            <text:p>6,400</text:p>
          </table:table-cell>
          <table:table-cell office:value-type="float" office:value="20790" table:style-name="ce11">
            <text:p>20,790</text:p>
          </table:table-cell>
          <table:table-cell office:value-type="float" office:value="10284" table:style-name="ce11">
            <text:p>10,284</text:p>
          </table:table-cell>
          <table:table-cell office:value-type="float" office:value="10506" table:style-name="ce10">
            <text:p>10,5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004" table:style-name="ce52">
            <text:p>9,004</text:p>
          </table:table-cell>
          <table:table-cell office:value-type="float" office:value="31790" table:style-name="ce11">
            <text:p>31,790</text:p>
          </table:table-cell>
          <table:table-cell office:value-type="float" office:value="15992" table:style-name="ce11">
            <text:p>15,992</text:p>
          </table:table-cell>
          <table:table-cell office:value-type="float" office:value="15798" table:style-name="ce10">
            <text:p>15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87" table:style-name="ce52">
            <text:p>3,187</text:p>
          </table:table-cell>
          <table:table-cell office:value-type="float" office:value="12767" table:style-name="ce11">
            <text:p>12,767</text:p>
          </table:table-cell>
          <table:table-cell office:value-type="float" office:value="6302" table:style-name="ce11">
            <text:p>6,302</text:p>
          </table:table-cell>
          <table:table-cell office:value-type="float" office:value="6465" table:style-name="ce10">
            <text:p>6,46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84" table:style-name="ce18">
            <text:p>684</text:p>
          </table:table-cell>
          <table:table-cell office:value-type="float" office:value="349" table:style-name="ce18">
            <text:p>349</text:p>
          </table:table-cell>
          <table:table-cell office:value-type="float" office:value="335" table:style-name="ce17">
            <text:p>3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1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15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135" table:style-name="ce71">
            <text:p>3,135</text:p>
          </table:table-cell>
          <table:table-cell office:value-type="float" office:value="13095" table:style-name="ce79">
            <text:p>13,095</text:p>
          </table:table-cell>
          <table:table-cell office:value-type="float" office:value="7499" table:style-name="ce79">
            <text:p>7,499</text:p>
          </table:table-cell>
          <table:table-cell office:value-type="float" office:value="5596" table:style-name="ce73">
            <text:p>5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797" table:style-name="ce52">
            <text:p>1,797</text:p>
          </table:table-cell>
          <table:table-cell office:value-type="float" office:value="7612" table:style-name="ce11">
            <text:p>7,612</text:p>
          </table:table-cell>
          <table:table-cell office:value-type="float" office:value="4272" table:style-name="ce11">
            <text:p>4,272</text:p>
          </table:table-cell>
          <table:table-cell office:value-type="float" office:value="3340" table:style-name="ce10">
            <text:p>3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688" table:style-name="ce52">
            <text:p>688</text:p>
          </table:table-cell>
          <table:table-cell office:value-type="float" office:value="2534" table:style-name="ce11">
            <text:p>2,534</text:p>
          </table:table-cell>
          <table:table-cell office:value-type="float" office:value="1442" table:style-name="ce11">
            <text:p>1,442</text:p>
          </table:table-cell>
          <table:table-cell office:value-type="float" office:value="1092" table:style-name="ce10">
            <text:p>1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7" table:style-name="ce52">
            <text:p>307</text:p>
          </table:table-cell>
          <table:table-cell office:value-type="float" office:value="1597" table:style-name="ce11">
            <text:p>1,597</text:p>
          </table:table-cell>
          <table:table-cell office:value-type="float" office:value="976" table:style-name="ce11">
            <text:p>976</text:p>
          </table:table-cell>
          <table:table-cell office:value-type="float" office:value="621" table:style-name="ce10">
            <text:p>62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3" table:style-name="ce53">
            <text:p>343</text:p>
          </table:table-cell>
          <table:table-cell office:value-type="float" office:value="1352" table:style-name="ce18">
            <text:p>1,352</text:p>
          </table:table-cell>
          <table:table-cell office:value-type="float" office:value="809" table:style-name="ce18">
            <text:p>809</text:p>
          </table:table-cell>
          <table:table-cell office:value-type="float" office:value="543" table:style-name="ce17">
            <text:p>543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陳超峰</dc:creator>
    <meta:creation-date>1998-03-06T04:37:15Z</meta:creation-date>
    <dc:date>2019-07-09T00:33:07Z</dc:date>
    <meta:print-date>2019-07-03T09:27:58Z</meta:print-date>
  </office:meta>
</office:document-meta>
</file>